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Preformatted_20_Text">
      <style:text-properties style:font-name="Ubuntu" fo:font-size="14pt" fo:language="uk" fo:country="UA" fo:font-weight="bold" officeooo:rsid="001b8d3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officeooo:paragraph-rsid="0018570c"/>
    </style:style>
    <style:style style:name="P3" style:family="paragraph" style:parent-style-name="Standard">
      <style:paragraph-properties fo:line-height="150%" fo:text-align="center" style:justify-single-word="false"/>
      <style:text-properties style:font-name="Ubuntu" fo:font-size="14pt" fo:language="ru" fo:country="RU" officeooo:paragraph-rsid="0018570c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fo:language="ru" fo:country="RU" officeooo:paragraph-rsid="0018570c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Ubuntu" fo:font-size="14pt" fo:language="uk" fo:country="UA" officeooo:paragraph-rsid="0018570c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Ubuntu" fo:font-size="14pt" fo:language="uk" fo:country="UA" officeooo:paragraph-rsid="0018570c" style:font-size-asian="14pt" style:font-size-complex="14pt"/>
    </style:style>
    <style:style style:name="P7" style:family="paragraph" style:parent-style-name="Standard">
      <style:text-properties style:font-name="Ubuntu" fo:font-size="14pt" fo:language="uk" fo:country="UA" officeooo:paragraph-rsid="0018570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rsid="00293930" officeooo:paragraph-rsid="001a387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paragraph-rsid="001a387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rsid="001a387e" officeooo:paragraph-rsid="001a387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rsid="001b8d3a" officeooo:paragraph-rsid="001b8d3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rsid="002b1fd6" officeooo:paragraph-rsid="002b1fd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rsid="002bd4d0" officeooo:paragraph-rsid="002bd4d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fo:language="uk" fo:country="UA" fo:font-weight="normal" officeooo:rsid="002b1fd6" officeooo:paragraph-rsid="002b1fd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style:font-name="Ubuntu" officeooo:paragraph-rsid="0018570c"/>
    </style:style>
    <style:style style:name="P16" style:family="paragraph" style:parent-style-name="Standard">
      <style:paragraph-properties fo:text-align="start" style:justify-single-word="false"/>
      <style:text-properties officeooo:paragraph-rsid="002b1fd6"/>
    </style:style>
    <style:style style:name="P17" style:family="paragraph" style:parent-style-name="Standard">
      <style:paragraph-properties fo:text-align="start" style:justify-single-word="false"/>
      <style:text-properties officeooo:paragraph-rsid="001b8d3a"/>
    </style:style>
    <style:style style:name="P18" style:family="paragraph" style:parent-style-name="Standard">
      <style:paragraph-properties fo:text-align="start" style:justify-single-word="false"/>
      <style:text-properties style:font-name="Ubuntu" fo:font-size="14pt" fo:language="uk" fo:country="UA" fo:font-weight="normal" officeooo:rsid="001b8d3a" officeooo:paragraph-rsid="001b8d3a" style:font-size-asian="14pt" style:font-weight-asian="normal" style:font-size-complex="14pt" style:font-weight-complex="normal"/>
    </style:style>
    <style:style style:name="P19" style:family="paragraph" style:parent-style-name="Subtitle">
      <style:paragraph-properties fo:orphans="0" fo:widows="0"/>
      <style:text-properties fo:font-variant="normal" fo:text-transform="none" fo:color="#000000" loext:opacity="100%" style:text-line-through-style="none" style:text-line-through-type="none" style:font-name="Ubuntu" fo:font-size="14pt" fo:font-style="normal" style:text-underline-style="none" fo:font-weight="normal" officeooo:rsid="0019ce00" officeooo:paragraph-rsid="0018570c" style:text-blinking="false" fo:background-color="transparent" style:font-size-asian="14pt" style:font-weight-asian="normal" style:font-size-complex="10.5pt" style:font-weight-complex="bold"/>
    </style:style>
    <style:style style:name="P20" style:family="paragraph" style:parent-style-name="Subtitle">
      <style:paragraph-properties fo:orphans="0" fo:widows="0"/>
      <style:text-properties style:font-name="Ubuntu" fo:font-size="14pt" fo:font-weight="normal" officeooo:paragraph-rsid="0018570c" style:font-size-asian="14pt" style:font-weight-asian="normal" style:font-size-complex="10.5pt" style:font-weight-complex="bold"/>
    </style:style>
    <style:style style:name="P21" style:family="paragraph" style:parent-style-name="Text_20_body" style:list-style-name="L1"/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officeooo:rsid="0002b0b8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8570c" style:font-size-asian="14pt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9ce00"/>
    </style:style>
    <style:style style:name="T7" style:family="text">
      <style:text-properties officeooo:rsid="0019ce00"/>
    </style:style>
    <style:style style:name="T8" style:family="text">
      <style:text-properties officeooo:rsid="0002b0b8"/>
    </style:style>
    <style:style style:name="T9" style:family="text">
      <style:text-properties officeooo:rsid="003b6435"/>
    </style:style>
    <style:style style:name="T10" style:family="text">
      <style:text-properties officeooo:rsid="001a387e"/>
    </style:style>
    <style:style style:name="T11" style:family="text">
      <style:text-properties style:font-name="Ubuntu" fo:font-size="14pt" fo:language="uk" fo:country="UA" fo:font-weight="bold" officeooo:rsid="002b1fd6" style:font-size-asian="14pt" style:font-weight-asian="bold" style:font-size-complex="14pt" style:font-weight-complex="bold"/>
    </style:style>
    <style:style style:name="T12" style:family="text">
      <style:text-properties style:font-name="Ubuntu" fo:font-size="14pt" fo:language="uk" fo:country="UA" officeooo:rsid="002b1fd6" style:font-size-asian="14pt" style:font-size-complex="14pt"/>
    </style:style>
    <style:style style:name="T13" style:family="text">
      <style:text-properties style:font-name="Ubuntu" fo:font-size="14pt" fo:language="uk" fo:country="UA" fo:font-weight="normal" officeooo:rsid="002b1fd6" style:font-size-asian="14pt" style:font-weight-asian="normal" style:font-size-complex="14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87d15" style:font-weight-asian="normal" style:font-weight-complex="normal"/>
    </style:style>
    <style:style style:name="T17" style:family="text">
      <style:text-properties style:font-name="Ubuntu" fo:font-weight="normal" style:font-weight-asian="normal" style:font-weight-complex="normal"/>
    </style:style>
    <style:style style:name="T18" style:family="text">
      <style:text-properties style:font-name="Ubuntu" fo:font-weight="normal" officeooo:rsid="0030b8b2" style:font-weight-asian="normal" style:font-weight-complex="normal"/>
    </style:style>
    <style:style style:name="T19" style:family="text">
      <style:text-properties style:font-name="Ubuntu" fo:font-size="14pt" fo:language="uk" fo:country="UA" fo:font-weight="normal" officeooo:rsid="001b8d3a" style:font-size-asian="14pt" style:font-weight-asian="normal" style:font-size-complex="14pt" style:font-weight-complex="normal"/>
    </style:style>
    <style:style style:name="T20" style:family="text">
      <style:text-properties style:font-name="Ubuntu" fo:font-size="12pt" fo:language="uk" fo:country="UA" fo:font-weight="normal" officeooo:rsid="001b8d3a" style:font-size-asian="12pt" style:font-weight-asian="normal" style:font-size-complex="12pt" style:font-weight-complex="normal"/>
    </style:style>
    <style:style style:name="T21" style:family="text">
      <style:text-properties officeooo:rsid="00387d1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/text:p>
      <text:p text:style-name="P3">Національний технічний університет України</text:p>
      <text:p text:style-name="P3">“Київський політехнічний інститут”</text:p>
      <text:p text:style-name="P3">Факультет інформатики та обчислювальної техніки</text:p>
      <text:p text:style-name="P3">Кафедра інформатики та програмної інженерії</text:p>
      <text:p text:style-name="P3"/>
      <text:p text:style-name="P3"/>
      <text:p text:style-name="P3"/>
      <text:p text:style-name="P3"/>
      <text:p text:style-name="P3">ЗВІТ</text:p>
      <text:p text:style-name="P15"><text:span text:style-name="T3">про виконання </text:span><text:span text:style-name="T1">лабораторної роботи </text:span><text:span text:style-name="T3">№</text:span><text:span text:style-name="T4">4</text:span></text:p>
      <text:p text:style-name="P3">з дисципліни</text:p>
      <text:p text:style-name="P15"><text:span text:style-name="T3">“</text:span><text:span text:style-name="T5"> </text:span><text:span text:style-name="T6">СИСТЕМНЕ ПРОГРАМНЕ ЗАБЕЗПЕЧЕННЯ</text:span><text:span text:style-name="T3">”</text:span></text:p>
      <text:p text:style-name="P19"/>
      <text:p text:style-name="P20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7">Прийняв<text:tab/><text:tab/><text:tab/><text:tab/><text:tab/><text:tab/><text:tab/><text:tab/><text:tab/>Виконав Студент </text:p>
      <text:p text:style-name="P7">доцент кафедри ІПІ<text:tab/><text:tab/><text:tab/><text:tab/><text:tab/><text:tab/><text:tab/><text:span text:style-name="T7">2</text:span> курсу групи ІП-<text:span text:style-name="T8">1</text:span>1 </text:p>
      <text:p text:style-name="P7">Лісовиченко О.І.<text:tab/><text:tab/><text:tab/><text:tab/><text:tab/><text:tab/><text:tab/><text:span text:style-name="T8">Панченко Сергій</text:span></text:p>
      <text:p text:style-name="P7">“...” ............... 20хх р.</text:p>
      <text:p text:style-name="P6"/>
      <text:p text:style-name="P2"><text:span text:style-name="T1">Київ 202</text:span><text:span text:style-name="T2">3</text:span><text:span text:style-name="T1"><text:line-break/></text:span></text:p>
      <text:p text:style-name="P9"><text:soft-page-break/>Комп’ютерний практикум №<text:span text:style-name="T10">4</text:span></text:p>
      <text:p text:style-name="P9"/>
      <text:p text:style-name="P8">Варіант 1<text:span text:style-name="T9">9</text:span></text:p>
      <text:p text:style-name="P8"/>
      <text:p text:style-name="P8">1. Написати програму, яка повинна мати наступний функціонал:</text:p>
      <text:p text:style-name="P8">1. Можливість введення користувачем розміру одномірного масиву.</text:p>
      <text:p text:style-name="P8">2. Можливість введення користувачем значень елементів одномірного масиву.</text:p>
      <text:p text:style-name="P8">3. Можливість знаходження суми елементів одномірного масиву.</text:p>
      <text:p text:style-name="P8">4. Можливість пошуку максимального (або мінімального) елемента одномірного масиву.</text:p>
      <text:p text:style-name="P8">5. Можливість сортування одномірного масиву цілих чисел загального вигляду.</text:p>
      <text:p text:style-name="P8">2. Написати програму, яка буде мати наступний функціонал:</text:p>
      <text:p text:style-name="P8">1. Можливість введення користувачем розміру двомірного масиву.</text:p>
      <text:p text:style-name="P8">2. Можливість введення користувачем значень елементів двомірного масиву.</text:p>
      <text:p text:style-name="P8">3. Можливість пошуку координат всіх входжень заданого елемента в двомірному масиві,</text:p>
      <text:p text:style-name="P8">елементи масиву та пошуковий елемент вводить користувач.</text:p>
      <text:p text:style-name="P8">3. Програма повинна мати захист від некоректного введення вхідних даних (символи,</text:p>
      <text:p text:style-name="P8">переповнення і т.і.)</text:p>
      <text:p text:style-name="P8"/>
      <text:p text:style-name="P10">Перше завдання</text:p>
      <text:p text:style-name="P10"/>
      <text:p text:style-name="Preformatted_20_Text"><text:s/>bits 64</text:p>
      <text:p text:style-name="Preformatted_20_Text"/>
      <text:p text:style-name="Preformatted_20_Text">; <text:s text:c="2"/>list of system calls</text:p>
      <text:p text:style-name="Preformatted_20_Text">; <text:s text:c="2"/>https://filippo.io/linux-syscall-table/</text:p>
      <text:p text:style-name="Preformatted_20_Text">SYS_READ <text:s text:c="3"/>equ 0</text:p>
      <text:p text:style-name="Preformatted_20_Text">SYS_WRITE <text:s text:c="2"/>equ 1</text:p>
      <text:p text:style-name="Preformatted_20_Text"/>
      <text:p text:style-name="Preformatted_20_Text">; <text:s text:c="2"/>Descriptors</text:p>
      <text:p text:style-name="Preformatted_20_Text">STDIN <text:s text:c="2"/>equ 0</text:p>
      <text:p text:style-name="Preformatted_20_Text">STDOUT <text:s/>equ 1</text:p>
      <text:p text:style-name="Preformatted_20_Text"/>
      <text:p text:style-name="Preformatted_20_Text">; <text:s text:c="2"/>ASCII characters</text:p>
      <text:p text:style-name="Preformatted_20_Text">NULL_TERMINATOR <text:s text:c="4"/>equ 0</text:p>
      <text:p text:style-name="Preformatted_20_Text">NEW_LINE_CHARACTER <text:s/>equ 10</text:p>
      <text:p text:style-name="Preformatted_20_Text">SPACE <text:s text:c="14"/>equ 32</text:p>
      <text:p text:style-name="Preformatted_20_Text">PLUS_SIGH <text:s text:c="10"/>equ 43</text:p>
      <text:p text:style-name="Preformatted_20_Text">MINUS_SIGN <text:s text:c="9"/>equ 45</text:p>
      <text:p text:style-name="Preformatted_20_Text">PERIOD <text:s text:c="13"/>equ 46</text:p>
      <text:p text:style-name="Preformatted_20_Text">DIGIT_ZERO <text:s text:c="9"/>equ 48</text:p>
      <text:p text:style-name="Preformatted_20_Text">DIGIT_NINE <text:s text:c="9"/>equ 57</text:p>
      <text:p text:style-name="Preformatted_20_Text"/>
      <text:p text:style-name="Preformatted_20_Text">; <text:s text:c="2"/>Other constants</text:p>
      <text:p text:style-name="Preformatted_20_Text">BUFFER_LENGTH <text:s text:c="2"/>equ 20</text:p>
      <text:p text:style-name="Preformatted_20_Text">MAX_LENGTH <text:s text:c="2"/>equ 10</text:p>
      <text:p text:style-name="Preformatted_20_Text">MAX_SIZE equ 10</text:p>
      <text:p text:style-name="Preformatted_20_Text"/>
      <text:p text:style-name="Preformatted_20_Text">; !!! <text:s text:c="2"/>SECTION DATA <text:s text:c="3"/>!!!</text:p>
      <text:p text:style-name="Preformatted_20_Text"><text:soft-page-break/>section .data</text:p>
      <text:p text:style-name="Preformatted_20_Text"/>
      <text:p text:style-name="Preformatted_20_Text"><text:s text:c="4"/>; <text:s text:c="2"/>Errors</text:p>
      <text:p text:style-name="Preformatted_20_Text"><text:s text:c="4"/>error_incorrect_symbol: <text:s text:c="24"/>db <text:s/>"Incorrect symbol in input", NEW_LINE_CHARACTER, 0</text:p>
      <text:p text:style-name="Preformatted_20_Text"><text:s text:c="4"/>error_incorrect_symbol_length: <text:s text:c="17"/>equ $-error_incorrect_symbol</text:p>
      <text:p text:style-name="Preformatted_20_Text"><text:s text:c="4"/>error_sign_character_not_first <text:s text:c="17"/>db <text:s/>"Sign characters must be first", NEW_LINE_CHARACTER, 0</text:p>
      <text:p text:style-name="Preformatted_20_Text"><text:s text:c="4"/>error_sign_character_not_first_length <text:s text:c="10"/>equ $-error_sign_character_not_first</text:p>
      <text:p text:style-name="Preformatted_20_Text"><text:s text:c="4"/>max_length_error db "Max length is 10", NEW_LINE_CHARACTER, 0</text:p>
      <text:p text:style-name="Preformatted_20_Text"><text:s text:c="4"/>max_length_error_length equ $-max_length_error</text:p>
      <text:p text:style-name="Preformatted_20_Text"><text:s text:c="4"/>; <text:s text:c="2"/>Buffers</text:p>
      <text:p text:style-name="Preformatted_20_Text"><text:s text:c="4"/>buffer: <text:s text:c="20"/>times BUFFER_LENGTH db <text:s/>0</text:p>
      <text:p text:style-name="Preformatted_20_Text"><text:s text:c="4"/>inputtedLength: <text:s text:c="32"/>dq <text:s/>0</text:p>
      <text:p text:style-name="Preformatted_20_Text"><text:s text:c="4"/>; <text:s text:c="2"/>Messages</text:p>
      <text:p text:style-name="Preformatted_20_Text"><text:s text:c="4"/>enterArraySize <text:s/>db "Enter array size: ", NEW_LINE_CHARACTER, 0</text:p>
      <text:p text:style-name="Preformatted_20_Text"><text:s text:c="4"/>enterArraySizeLength <text:s/>equ $-enterArraySize</text:p>
      <text:p text:style-name="Preformatted_20_Text"><text:s text:c="4"/>enterArray db "Enter array: ", NEW_LINE_CHARACTER, 0</text:p>
      <text:p text:style-name="Preformatted_20_Text"><text:s text:c="4"/>enterArrayLength equ $-enterArray</text:p>
      <text:p text:style-name="Preformatted_20_Text"><text:s text:c="4"/>enterArrayElement db "Enter array element ", 0</text:p>
      <text:p text:style-name="Preformatted_20_Text"><text:s text:c="4"/>enterArrayElementLength equ $-enterArrayElement</text:p>
      <text:p text:style-name="Preformatted_20_Text"><text:s text:c="4"/>sumArray db "Sum of array elements: ", NEW_LINE_CHARACTER, 0</text:p>
      <text:p text:style-name="Preformatted_20_Text"><text:s text:c="4"/>sumArrayLength equ $-sumArray</text:p>
      <text:p text:style-name="Preformatted_20_Text"><text:s text:c="4"/>maxArrayElement db "Max array element: ", NEW_LINE_CHARACTER, 0</text:p>
      <text:p text:style-name="Preformatted_20_Text"><text:s text:c="4"/>maxArrayElementLength equ $-maxArrayElement</text:p>
      <text:p text:style-name="Preformatted_20_Text"><text:s text:c="4"/>minArrayElement db "Min array element: ", NEW_LINE_CHARACTER, 0</text:p>
      <text:p text:style-name="Preformatted_20_Text"><text:s text:c="4"/>minArrayElementLength equ $-minArrayElement</text:p>
      <text:p text:style-name="Preformatted_20_Text"><text:s text:c="4"/>sortedArray db "Sorted array: ", NEW_LINE_CHARACTER, 0</text:p>
      <text:p text:style-name="Preformatted_20_Text"><text:s text:c="4"/>sortedArrayLength equ $-sortedArray</text:p>
      <text:p text:style-name="Preformatted_20_Text"/>
      <text:p text:style-name="Preformatted_20_Text">; !!! <text:s text:c="2"/>SECTION TEXT <text:s text:c="3"/>!!!</text:p>
      <text:p text:style-name="Preformatted_20_Text">section .text</text:p>
      <text:p text:style-name="Preformatted_20_Text"/>
      <text:p text:style-name="Preformatted_20_Text"><text:s text:c="4"/>global asm_main</text:p>
      <text:p text:style-name="Preformatted_20_Text"><text:s text:c="4"/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<text:s text:c="4"/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<text:s text:c="4"/>asm_main:</text:p>
      <text:p text:style-name="Preformatted_20_Text"><text:s text:c="8"/>push rax</text:p>
      <text:p text:style-name="Preformatted_20_Text"><text:s text:c="8"/>push rbx</text:p>
      <text:p text:style-name="Preformatted_20_Text"><text:s text:c="8"/>push rcx</text:p>
      <text:p text:style-name="Preformatted_20_Text"><text:s text:c="8"/>push rdi</text:p>
      <text:p text:style-name="Preformatted_20_Text"><text:s text:c="8"/>push rsi</text:p>
      <text:p text:style-name="Preformatted_20_Text"><text:s text:c="8"/>push r12</text:p>
      <text:p text:style-name="Preformatted_20_Text"/>
      <text:p text:style-name="Preformatted_20_Text"><text:s text:c="8"/>.inputArraySize:</text:p>
      <text:p text:style-name="Preformatted_20_Text"><text:s text:c="12"/>mov rax, enterArraySize</text:p>
      <text:p text:style-name="Preformatted_20_Text"><text:s text:c="12"/>mov rdi, enterArraySizeLength</text:p>
      <text:p text:style-name="Preformatted_20_Text"><text:s text:c="12"/>call WriteToConsole</text:p>
      <text:p text:style-name="Preformatted_20_Text"/>
      <text:p text:style-name="Preformatted_20_Text"><text:s text:c="12"/>xor rsi, rsi</text:p>
      <text:p text:style-name="Preformatted_20_Text"><text:s text:c="12"/>mov rax, buffer</text:p>
      <text:p text:style-name="Preformatted_20_Text"><text:s text:c="12"/>mov rdi, BUFFER_LENGTH</text:p>
      <text:p text:style-name="Preformatted_20_Text"><text:s text:c="12"/>.loopWhileNegative:</text:p>
      <text:p text:style-name="Preformatted_20_Text"><text:s text:c="16"/>call InputArgument</text:p>
      <text:p text:style-name="Preformatted_20_Text"><text:s text:c="16"/>cmp rsi, 0</text:p>
      <text:p text:style-name="Preformatted_20_Text"><text:s text:c="16"/>jl .loopWhileNegative</text:p>
      <text:p text:style-name="Preformatted_20_Text"/>
      <text:p text:style-name="Preformatted_20_Text"><text:s text:c="8"/>; rax - buffer, rdi - bufferLength, rsi - arraySize</text:p>
      <text:p text:style-name="Preformatted_20_Text"><text:s text:c="8"/>.allocMemoryOnStack:</text:p>
      <text:p text:style-name="Preformatted_20_Text"><text:s text:c="12"/>push rax</text:p>
      <text:p text:style-name="Preformatted_20_Text"><text:s text:c="12"/>push rdi</text:p>
      <text:p text:style-name="Preformatted_20_Text"><text:soft-page-break/></text:p>
      <text:p text:style-name="Preformatted_20_Text"><text:s text:c="12"/>mov rax, enterArray</text:p>
      <text:p text:style-name="Preformatted_20_Text"><text:s text:c="12"/>mov rdi, enterArrayLength</text:p>
      <text:p text:style-name="Preformatted_20_Text"><text:s text:c="12"/>call WriteToConsole</text:p>
      <text:p text:style-name="Preformatted_20_Text"/>
      <text:p text:style-name="Preformatted_20_Text"><text:s text:c="12"/>pop rdi</text:p>
      <text:p text:style-name="Preformatted_20_Text"><text:s text:c="12"/>pop rax</text:p>
      <text:p text:style-name="Preformatted_20_Text"/>
      <text:p text:style-name="Preformatted_20_Text"><text:s text:c="12"/>; inputted value</text:p>
      <text:p text:style-name="Preformatted_20_Text"><text:s text:c="12"/>xor rbx, rbx</text:p>
      <text:p text:style-name="Preformatted_20_Text"><text:s text:c="12"/>; counter to zero</text:p>
      <text:p text:style-name="Preformatted_20_Text"><text:s text:c="12"/>xor rcx, rcx</text:p>
      <text:p text:style-name="Preformatted_20_Text"><text:s text:c="12"/>; the beggining of the array</text:p>
      <text:p text:style-name="Preformatted_20_Text"><text:s text:c="12"/>mov r12, rsp</text:p>
      <text:p text:style-name="Preformatted_20_Text"><text:s text:c="12"/>sub r12, 8</text:p>
      <text:p text:style-name="Preformatted_20_Text"><text:s text:c="12"/>.loopAllocStack:</text:p>
      <text:p text:style-name="Preformatted_20_Text"><text:s text:c="16"/>cmp rcx, rsi</text:p>
      <text:p text:style-name="Preformatted_20_Text"><text:s text:c="16"/>jge .OnLoopAllocStackEnd</text:p>
      <text:p text:style-name="Preformatted_20_Text"/>
      <text:p text:style-name="Preformatted_20_Text"><text:s text:c="16"/>.printEnterArrayElement:</text:p>
      <text:p text:style-name="Preformatted_20_Text"><text:s text:c="20"/>push rax</text:p>
      <text:p text:style-name="Preformatted_20_Text"><text:s text:c="20"/>push rdi</text:p>
      <text:p text:style-name="Preformatted_20_Text"/>
      <text:p text:style-name="Preformatted_20_Text"><text:s text:c="20"/>mov rax, enterArrayElement</text:p>
      <text:p text:style-name="Preformatted_20_Text"><text:s text:c="20"/>mov rdi, enterArrayElementLength</text:p>
      <text:p text:style-name="Preformatted_20_Text"><text:s text:c="20"/>call WriteToConsole</text:p>
      <text:p text:style-name="Preformatted_20_Text"/>
      <text:p text:style-name="Preformatted_20_Text"><text:s text:c="20"/>pop rdi</text:p>
      <text:p text:style-name="Preformatted_20_Text"><text:s text:c="20"/>pop rax</text:p>
      <text:p text:style-name="Preformatted_20_Text"/>
      <text:p text:style-name="Preformatted_20_Text"><text:s text:c="20"/>push rdi</text:p>
      <text:p text:style-name="Preformatted_20_Text"><text:s text:c="20"/>push rsi</text:p>
      <text:p text:style-name="Preformatted_20_Text"/>
      <text:p text:style-name="Preformatted_20_Text"><text:s text:c="20"/>mov rsi, rdi</text:p>
      <text:p text:style-name="Preformatted_20_Text"><text:s text:c="20"/>mov rdi, rax</text:p>
      <text:p text:style-name="Preformatted_20_Text"/>
      <text:p text:style-name="Preformatted_20_Text"><text:s text:c="20"/>mov rdx, rcx</text:p>
      <text:p text:style-name="Preformatted_20_Text"><text:s text:c="20"/>call PrintInteger</text:p>
      <text:p text:style-name="Preformatted_20_Text"/>
      <text:p text:style-name="Preformatted_20_Text"><text:s text:c="20"/>pop rsi</text:p>
      <text:p text:style-name="Preformatted_20_Text"><text:s text:c="20"/>pop rdi</text:p>
      <text:p text:style-name="Preformatted_20_Text"/>
      <text:p text:style-name="Preformatted_20_Text"/>
      <text:p text:style-name="Preformatted_20_Text"><text:s text:c="20"/>call PrintEndl</text:p>
      <text:p text:style-name="Preformatted_20_Text"/>
      <text:p text:style-name="Preformatted_20_Text"/>
      <text:p text:style-name="Preformatted_20_Text"><text:s text:c="16"/>push rsi</text:p>
      <text:p text:style-name="Preformatted_20_Text"><text:s text:c="16"/>call InputArgument</text:p>
      <text:p text:style-name="Preformatted_20_Text"><text:s text:c="16"/>mov rbx, rsi</text:p>
      <text:p text:style-name="Preformatted_20_Text"><text:s text:c="16"/>pop rsi</text:p>
      <text:p text:style-name="Preformatted_20_Text"/>
      <text:p text:style-name="Preformatted_20_Text"><text:s text:c="16"/>push rbx</text:p>
      <text:p text:style-name="Preformatted_20_Text"><text:s text:c="16"/>inc rcx</text:p>
      <text:p text:style-name="Preformatted_20_Text"><text:s text:c="16"/>; jump to the loop head</text:p>
      <text:p text:style-name="Preformatted_20_Text"><text:s text:c="16"/>jmp .loopAllocStack</text:p>
      <text:p text:style-name="Preformatted_20_Text"/>
      <text:p text:style-name="Preformatted_20_Text"><text:s text:c="12"/>.OnLoopAllocStackEnd:</text:p>
      <text:p text:style-name="Preformatted_20_Text"><text:s text:c="16"/>xor rcx, rcx</text:p>
      <text:p text:style-name="Preformatted_20_Text"><text:s text:c="16"/>xor rbx, rbx</text:p>
      <text:p text:style-name="Preformatted_20_Text"/>
      <text:p text:style-name="Preformatted_20_Text"><text:s text:c="8"/>.callSortArray:</text:p>
      <text:p text:style-name="Preformatted_20_Text"><text:s text:c="12"/>push rdi</text:p>
      <text:p text:style-name="Preformatted_20_Text"><text:s text:c="12"/>push rsi</text:p>
      <text:p text:style-name="Preformatted_20_Text"><text:s text:c="12"/>push rdx</text:p>
      <text:p text:style-name="Preformatted_20_Text"><text:soft-page-break/></text:p>
      <text:p text:style-name="Preformatted_20_Text"><text:s text:c="12"/>mov rdi, r12</text:p>
      <text:p text:style-name="Preformatted_20_Text"><text:s text:c="12"/>mov rdx, 8</text:p>
      <text:p text:style-name="Preformatted_20_Text"><text:s text:c="12"/>call SortArray</text:p>
      <text:p text:style-name="Preformatted_20_Text"/>
      <text:p text:style-name="Preformatted_20_Text"><text:s text:c="12"/>pop rdx</text:p>
      <text:p text:style-name="Preformatted_20_Text"><text:s text:c="12"/>pop rsi</text:p>
      <text:p text:style-name="Preformatted_20_Text"><text:s text:c="12"/>pop rdi</text:p>
      <text:p text:style-name="Preformatted_20_Text"/>
      <text:p text:style-name="Preformatted_20_Text"><text:s text:c="8"/>.callPrintArray</text:p>
      <text:p text:style-name="Preformatted_20_Text"><text:s text:c="12"/>; rax - buffer, rdi - bufferLength, rsi - arraySize,</text:p>
      <text:p text:style-name="Preformatted_20_Text"><text:s text:c="12"/>; r12 - beginning of the array, rcx - 0</text:p>
      <text:p text:style-name="Preformatted_20_Text"><text:s text:c="12"/>; rbx - 0, rdx - 0</text:p>
      <text:p text:style-name="Preformatted_20_Text"><text:s text:c="4"/></text:p>
      <text:p text:style-name="Preformatted_20_Text"><text:s text:c="12"/>push rax</text:p>
      <text:p text:style-name="Preformatted_20_Text"><text:s text:c="12"/>push rdi</text:p>
      <text:p text:style-name="Preformatted_20_Text"><text:s text:c="4"/></text:p>
      <text:p text:style-name="Preformatted_20_Text"><text:s text:c="12"/>mov rax, sortedArray</text:p>
      <text:p text:style-name="Preformatted_20_Text"><text:s text:c="12"/>mov rdi, sortedArrayLength</text:p>
      <text:p text:style-name="Preformatted_20_Text"><text:s text:c="12"/>call WriteToConsole</text:p>
      <text:p text:style-name="Preformatted_20_Text"><text:s text:c="4"/></text:p>
      <text:p text:style-name="Preformatted_20_Text"><text:s text:c="12"/>pop rdi</text:p>
      <text:p text:style-name="Preformatted_20_Text"><text:s text:c="12"/>pop rax</text:p>
      <text:p text:style-name="Preformatted_20_Text"><text:s text:c="4"/></text:p>
      <text:p text:style-name="Preformatted_20_Text"><text:s text:c="12"/>; mov rsi into r8 arrayLength</text:p>
      <text:p text:style-name="Preformatted_20_Text"><text:s text:c="12"/>mov r8, rsi</text:p>
      <text:p text:style-name="Preformatted_20_Text"><text:s text:c="12"/>; mov address of the first element of the array</text:p>
      <text:p text:style-name="Preformatted_20_Text"><text:s text:c="12"/>mov rdx, r12</text:p>
      <text:p text:style-name="Preformatted_20_Text"><text:s text:c="12"/>; mov bufferLength from rdi to rsi</text:p>
      <text:p text:style-name="Preformatted_20_Text"><text:s text:c="12"/>mov rsi, rdi</text:p>
      <text:p text:style-name="Preformatted_20_Text"><text:s text:c="12"/>mov rdi, rax</text:p>
      <text:p text:style-name="Preformatted_20_Text"/>
      <text:p text:style-name="Preformatted_20_Text"><text:s text:c="12"/>call PrintArray</text:p>
      <text:p text:style-name="Preformatted_20_Text"><text:s text:c="12"/>; r12 - beginning of the array, r8 - arrayLength, rsi - bufferLength</text:p>
      <text:p text:style-name="Preformatted_20_Text"><text:s text:c="12"/>; rdi - buffer, rax - buffer, rdx - beginning of the array,</text:p>
      <text:p text:style-name="Preformatted_20_Text"><text:s text:c="12"/>; rbx - 0, rcx - 0</text:p>
      <text:p text:style-name="Preformatted_20_Text"/>
      <text:p text:style-name="Preformatted_20_Text"><text:s text:c="8"/>.printMinElement:</text:p>
      <text:p text:style-name="Preformatted_20_Text"><text:s text:c="12"/>call PrintEndl</text:p>
      <text:p text:style-name="Preformatted_20_Text"/>
      <text:p text:style-name="Preformatted_20_Text"><text:s text:c="12"/>push rax</text:p>
      <text:p text:style-name="Preformatted_20_Text"><text:s text:c="12"/>push rdi</text:p>
      <text:p text:style-name="Preformatted_20_Text"/>
      <text:p text:style-name="Preformatted_20_Text"><text:s text:c="12"/>mov rax, minArrayElement</text:p>
      <text:p text:style-name="Preformatted_20_Text"><text:s text:c="12"/>mov rdi, minArrayElementLength</text:p>
      <text:p text:style-name="Preformatted_20_Text"><text:s text:c="12"/>call WriteToConsole</text:p>
      <text:p text:style-name="Preformatted_20_Text"/>
      <text:p text:style-name="Preformatted_20_Text"><text:s text:c="12"/>pop rdi</text:p>
      <text:p text:style-name="Preformatted_20_Text"><text:s text:c="12"/>pop rax</text:p>
      <text:p text:style-name="Preformatted_20_Text"/>
      <text:p text:style-name="Preformatted_20_Text"><text:s text:c="12"/>mov rdx, qword [r12]</text:p>
      <text:p text:style-name="Preformatted_20_Text"><text:s text:c="12"/>call PrintInteger</text:p>
      <text:p text:style-name="Preformatted_20_Text"/>
      <text:p text:style-name="Preformatted_20_Text"><text:s text:c="12"/>call PrintEndl</text:p>
      <text:p text:style-name="Preformatted_20_Text"/>
      <text:p text:style-name="Preformatted_20_Text"><text:s text:c="8"/>.printMaxElement:</text:p>
      <text:p text:style-name="Preformatted_20_Text"><text:s text:c="12"/>push rax</text:p>
      <text:p text:style-name="Preformatted_20_Text"><text:s text:c="12"/>push rdi</text:p>
      <text:p text:style-name="Preformatted_20_Text"/>
      <text:p text:style-name="Preformatted_20_Text"><text:s text:c="12"/>mov rax, maxArrayElement</text:p>
      <text:p text:style-name="Preformatted_20_Text"><text:s text:c="12"/>mov rdi, maxArrayElementLength</text:p>
      <text:p text:style-name="Preformatted_20_Text"><text:s text:c="12"/>call WriteToConsole</text:p>
      <text:p text:style-name="Preformatted_20_Text"/>
      <text:p text:style-name="Preformatted_20_Text"><text:s text:c="12"/>pop rdi</text:p>
      <text:p text:style-name="Preformatted_20_Text"><text:soft-page-break/><text:s text:c="12"/>pop rax</text:p>
      <text:p text:style-name="Preformatted_20_Text"/>
      <text:p text:style-name="Preformatted_20_Text"><text:s text:c="12"/>mov rbx, 8</text:p>
      <text:p text:style-name="Preformatted_20_Text"><text:s text:c="12"/>mov rcx, r12</text:p>
      <text:p text:style-name="Preformatted_20_Text"/>
      <text:p text:style-name="Preformatted_20_Text"><text:s text:c="12"/>push rax</text:p>
      <text:p text:style-name="Preformatted_20_Text"/>
      <text:p text:style-name="Preformatted_20_Text"><text:s text:c="12"/>mov rax, r8</text:p>
      <text:p text:style-name="Preformatted_20_Text"><text:s text:c="12"/>dec rax</text:p>
      <text:p text:style-name="Preformatted_20_Text"/>
      <text:p text:style-name="Preformatted_20_Text"><text:s text:c="12"/>imul rbx</text:p>
      <text:p text:style-name="Preformatted_20_Text"/>
      <text:p text:style-name="Preformatted_20_Text"><text:s text:c="12"/>sub rcx, rax</text:p>
      <text:p text:style-name="Preformatted_20_Text"><text:s text:c="12"/>mov rdx, qword [rcx]</text:p>
      <text:p text:style-name="Preformatted_20_Text"/>
      <text:p text:style-name="Preformatted_20_Text"><text:s text:c="12"/>pop rax</text:p>
      <text:p text:style-name="Preformatted_20_Text"/>
      <text:p text:style-name="Preformatted_20_Text"><text:s text:c="12"/>call PrintInteger</text:p>
      <text:p text:style-name="Preformatted_20_Text"><text:s text:c="12"/>call PrintEndl</text:p>
      <text:p text:style-name="Preformatted_20_Text"/>
      <text:p text:style-name="Preformatted_20_Text"><text:s text:c="8"/>.printSum:</text:p>
      <text:p text:style-name="Preformatted_20_Text"><text:s text:c="12"/>push rax</text:p>
      <text:p text:style-name="Preformatted_20_Text"><text:s text:c="12"/>push rdi</text:p>
      <text:p text:style-name="Preformatted_20_Text"/>
      <text:p text:style-name="Preformatted_20_Text"><text:s text:c="12"/>mov rax, sumArray</text:p>
      <text:p text:style-name="Preformatted_20_Text"><text:s text:c="12"/>mov rdi, sumArrayLength</text:p>
      <text:p text:style-name="Preformatted_20_Text"><text:s text:c="12"/>call WriteToConsole</text:p>
      <text:p text:style-name="Preformatted_20_Text"/>
      <text:p text:style-name="Preformatted_20_Text"><text:s text:c="12"/>pop rdi</text:p>
      <text:p text:style-name="Preformatted_20_Text"><text:s text:c="12"/>pop rax</text:p>
      <text:p text:style-name="Preformatted_20_Text"/>
      <text:p text:style-name="Preformatted_20_Text"><text:s text:c="12"/>push rdi</text:p>
      <text:p text:style-name="Preformatted_20_Text"><text:s text:c="12"/>push rsi</text:p>
      <text:p text:style-name="Preformatted_20_Text"><text:s text:c="12"/>push rax</text:p>
      <text:p text:style-name="Preformatted_20_Text"/>
      <text:p text:style-name="Preformatted_20_Text"><text:s text:c="12"/>mov rdi, r12</text:p>
      <text:p text:style-name="Preformatted_20_Text"><text:s text:c="12"/>mov rsi, r8</text:p>
      <text:p text:style-name="Preformatted_20_Text"><text:s text:c="12"/>mov rdx, 8</text:p>
      <text:p text:style-name="Preformatted_20_Text"><text:s text:c="12"/>call ArraySum</text:p>
      <text:p text:style-name="Preformatted_20_Text"><text:s text:c="12"/>mov rdx, rax</text:p>
      <text:p text:style-name="Preformatted_20_Text"/>
      <text:p text:style-name="Preformatted_20_Text"><text:s text:c="12"/>pop rax</text:p>
      <text:p text:style-name="Preformatted_20_Text"><text:s text:c="12"/>pop rsi</text:p>
      <text:p text:style-name="Preformatted_20_Text"><text:s text:c="12"/>pop rdi</text:p>
      <text:p text:style-name="Preformatted_20_Text"/>
      <text:p text:style-name="Preformatted_20_Text"><text:s text:c="12"/>call PrintInteger</text:p>
      <text:p text:style-name="Preformatted_20_Text"><text:s text:c="12"/>call PrintEndl</text:p>
      <text:p text:style-name="Preformatted_20_Text"/>
      <text:p text:style-name="Preformatted_20_Text"/>
      <text:p text:style-name="Preformatted_20_Text"><text:s text:c="8"/>.deAddlocateArray:</text:p>
      <text:p text:style-name="Preformatted_20_Text"><text:s text:c="12"/>xor rcx, rcx</text:p>
      <text:p text:style-name="Preformatted_20_Text"><text:s text:c="12"/>.loop:</text:p>
      <text:p text:style-name="Preformatted_20_Text"><text:s text:c="16"/>cmp rcx, r8</text:p>
      <text:p text:style-name="Preformatted_20_Text"><text:s text:c="16"/>jge .end</text:p>
      <text:p text:style-name="Preformatted_20_Text"><text:s text:c="16"/>pop rax</text:p>
      <text:p text:style-name="Preformatted_20_Text"><text:s text:c="16"/>inc rcx</text:p>
      <text:p text:style-name="Preformatted_20_Text"><text:s text:c="16"/>jmp .loop</text:p>
      <text:p text:style-name="Preformatted_20_Text"><text:s text:c="12"/>.end:</text:p>
      <text:p text:style-name="Preformatted_20_Text"/>
      <text:p text:style-name="Preformatted_20_Text"/>
      <text:p text:style-name="Preformatted_20_Text"><text:s text:c="8"/>pop r12</text:p>
      <text:p text:style-name="Preformatted_20_Text"><text:s text:c="8"/>pop rsi</text:p>
      <text:p text:style-name="Preformatted_20_Text"><text:s text:c="8"/>pop rdi</text:p>
      <text:p text:style-name="Preformatted_20_Text"><text:s text:c="8"/>pop rcx</text:p>
      <text:p text:style-name="Preformatted_20_Text"><text:soft-page-break/><text:s text:c="8"/>pop rbx</text:p>
      <text:p text:style-name="Preformatted_20_Text"><text:s text:c="8"/>pop rax</text:p>
      <text:p text:style-name="Preformatted_20_Text"><text:s text:c="8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ArraySum:</text:p>
      <text:p text:style-name="Preformatted_20_Text">; rax - sum, rdi - array, rsi - arrayLength, rdx - typeSize</text:p>
      <text:p text:style-name="Preformatted_20_Text">push rcx</text:p>
      <text:p text:style-name="Preformatted_20_Text">push rbx</text:p>
      <text:p text:style-name="Preformatted_20_Text">push r8</text:p>
      <text:p text:style-name="Preformatted_20_Text">push r9</text:p>
      <text:p text:style-name="Preformatted_20_Text"/>
      <text:p text:style-name="Preformatted_20_Text">xor rax, rax</text:p>
      <text:p text:style-name="Preformatted_20_Text">xor rcx, rcx</text:p>
      <text:p text:style-name="Preformatted_20_Text"/>
      <text:p text:style-name="Preformatted_20_Text">; long int size</text:p>
      <text:p text:style-name="Preformatted_20_Text">mov rbx, 8</text:p>
      <text:p text:style-name="Preformatted_20_Text"/>
      <text:p text:style-name="Preformatted_20_Text">; mov the array beginning to r8</text:p>
      <text:p text:style-name="Preformatted_20_Text">mov r8, rdi</text:p>
      <text:p text:style-name="Preformatted_20_Text">.loop:</text:p>
      <text:p text:style-name="Preformatted_20_Text"><text:s text:c="4"/>cmp rcx, rsi</text:p>
      <text:p text:style-name="Preformatted_20_Text"><text:s text:c="4"/>jge .end</text:p>
      <text:p text:style-name="Preformatted_20_Text"/>
      <text:p text:style-name="Preformatted_20_Text"><text:s text:c="4"/>mov r9, qword [r8]</text:p>
      <text:p text:style-name="Preformatted_20_Text"><text:s text:c="4"/>add rax, r9</text:p>
      <text:p text:style-name="Preformatted_20_Text"/>
      <text:p text:style-name="Preformatted_20_Text"><text:s text:c="4"/>.switchToNextElement:</text:p>
      <text:p text:style-name="Preformatted_20_Text"><text:s text:c="4"/>sub r8, rbx</text:p>
      <text:p text:style-name="Preformatted_20_Text"/>
      <text:p text:style-name="Preformatted_20_Text"><text:s text:c="4"/>inc rcx</text:p>
      <text:p text:style-name="Preformatted_20_Text"><text:s text:c="4"/>jmp .loop</text:p>
      <text:p text:style-name="Preformatted_20_Text"/>
      <text:p text:style-name="Preformatted_20_Text">.end:</text:p>
      <text:p text:style-name="Preformatted_20_Text"><text:s text:c="4"/>pop r9</text:p>
      <text:p text:style-name="Preformatted_20_Text"><text:s text:c="4"/>pop r8</text:p>
      <text:p text:style-name="Preformatted_20_Text"><text:s text:c="4"/>pop rbx</text:p>
      <text:p text:style-name="Preformatted_20_Text"><text:s text:c="4"/>pop rcx</text:p>
      <text:p text:style-name="Preformatted_20_Text"><text:s text:c="4"/>ret</text:p>
      <text:p text:style-name="Preformatted_20_Text"/>
      <text:p text:style-name="Preformatted_20_Text"/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SortArray:</text:p>
      <text:p text:style-name="Preformatted_20_Text">; rdi - array, rsi - arrayLength, rdx - typeSize</text:p>
      <text:p text:style-name="Preformatted_20_Text">push rax</text:p>
      <text:p text:style-name="Preformatted_20_Text">push rbx</text:p>
      <text:p text:style-name="Preformatted_20_Text">push rdi</text:p>
      <text:p text:style-name="Preformatted_20_Text">push rsi</text:p>
      <text:p text:style-name="Preformatted_20_Text">push r8</text:p>
      <text:p text:style-name="Preformatted_20_Text">push rcx</text:p>
      <text:p text:style-name="Preformatted_20_Text">push rdx</text:p>
      <text:p text:style-name="Preformatted_20_Text">push r8</text:p>
      <text:p text:style-name="Preformatted_20_Text">push r9</text:p>
      <text:p text:style-name="Preformatted_20_Text">push r10</text:p>
      <text:p text:style-name="Preformatted_20_Text">push r11</text:p>
      <text:p text:style-name="Preformatted_20_Text"/>
      <text:p text:style-name="Preformatted_20_Text">mov rbx, rdx</text:p>
      <text:p text:style-name="Preformatted_20_Text">; counter i to zero</text:p>
      <text:p text:style-name="Preformatted_20_Text">xor rcx, rcx</text:p>
      <text:p text:style-name="Preformatted_20_Text"><text:soft-page-break/>; bubble sort</text:p>
      <text:p text:style-name="Preformatted_20_Text">.loopSortOne:</text:p>
      <text:p text:style-name="Preformatted_20_Text"><text:s text:c="4"/>; if(i &gt;= arraySize) break</text:p>
      <text:p text:style-name="Preformatted_20_Text"><text:s text:c="4"/>cmp rcx, rsi</text:p>
      <text:p text:style-name="Preformatted_20_Text"><text:s text:c="4"/>jge .onLoopSortOneEnd</text:p>
      <text:p text:style-name="Preformatted_20_Text"><text:s text:c="4"/>; i = j</text:p>
      <text:p text:style-name="Preformatted_20_Text"><text:s text:c="4"/>mov rdx, rcx</text:p>
      <text:p text:style-name="Preformatted_20_Text"><text:s text:c="4"/>.loopSortTwo:</text:p>
      <text:p text:style-name="Preformatted_20_Text"><text:s text:c="8"/>; if(j &gt;= arraySize) break;</text:p>
      <text:p text:style-name="Preformatted_20_Text"><text:s text:c="8"/>cmp rdx, rsi</text:p>
      <text:p text:style-name="Preformatted_20_Text"><text:s text:c="8"/>jge .onLoopSortTwoEnd</text:p>
      <text:p text:style-name="Preformatted_20_Text"><text:s text:c="8"/>push rsi</text:p>
      <text:p text:style-name="Preformatted_20_Text"><text:s text:c="12"/>; rsi = i</text:p>
      <text:p text:style-name="Preformatted_20_Text"><text:s text:c="12"/>; rdx = 8 // sizeof(long int)</text:p>
      <text:p text:style-name="Preformatted_20_Text"><text:s text:c="12"/>push rdx</text:p>
      <text:p text:style-name="Preformatted_20_Text"><text:s text:c="16"/>mov rsi, rcx</text:p>
      <text:p text:style-name="Preformatted_20_Text"><text:s text:c="16"/>mov rdx, rbx</text:p>
      <text:p text:style-name="Preformatted_20_Text"><text:s text:c="16"/>call GetElementAddressByIndex</text:p>
      <text:p text:style-name="Preformatted_20_Text"><text:s text:c="16"/>; r8 = &amp;array[i]</text:p>
      <text:p text:style-name="Preformatted_20_Text"><text:s text:c="16"/>mov r8, rax</text:p>
      <text:p text:style-name="Preformatted_20_Text"><text:s text:c="12"/>pop rdx</text:p>
      <text:p text:style-name="Preformatted_20_Text"><text:s text:c="12"/>push rdx</text:p>
      <text:p text:style-name="Preformatted_20_Text"><text:s text:c="16"/>mov rsi, rdx</text:p>
      <text:p text:style-name="Preformatted_20_Text"><text:s text:c="16"/>mov rdx, rbx</text:p>
      <text:p text:style-name="Preformatted_20_Text"><text:s text:c="16"/>call GetElementAddressByIndex</text:p>
      <text:p text:style-name="Preformatted_20_Text"><text:s text:c="16"/>; r9 = &amp;array[j]</text:p>
      <text:p text:style-name="Preformatted_20_Text"><text:s text:c="16"/>mov r9, rax</text:p>
      <text:p text:style-name="Preformatted_20_Text"><text:s text:c="12"/>pop rdx</text:p>
      <text:p text:style-name="Preformatted_20_Text"><text:s text:c="12"/>; rax = array[i]</text:p>
      <text:p text:style-name="Preformatted_20_Text"><text:s text:c="12"/>; rdi = array[j]</text:p>
      <text:p text:style-name="Preformatted_20_Text"><text:s text:c="12"/>mov r10, qword [r8]</text:p>
      <text:p text:style-name="Preformatted_20_Text"><text:s text:c="12"/>mov r11, qword [r9]</text:p>
      <text:p text:style-name="Preformatted_20_Text"/>
      <text:p text:style-name="Preformatted_20_Text"><text:s text:c="12"/>; if(array[i] &gt; array[j])</text:p>
      <text:p text:style-name="Preformatted_20_Text"><text:s text:c="12"/>cmp r10, r11</text:p>
      <text:p text:style-name="Preformatted_20_Text"><text:s text:c="12"/>jg .swap</text:p>
      <text:p text:style-name="Preformatted_20_Text"><text:s text:c="12"/>jmp .notSwap</text:p>
      <text:p text:style-name="Preformatted_20_Text"><text:s text:c="12"/>.swap:</text:p>
      <text:p text:style-name="Preformatted_20_Text"><text:s text:c="16"/>mov qword [r8], r11</text:p>
      <text:p text:style-name="Preformatted_20_Text"><text:s text:c="16"/>mov qword [r9], r10</text:p>
      <text:p text:style-name="Preformatted_20_Text"><text:s text:c="12"/>.notSwap</text:p>
      <text:p text:style-name="Preformatted_20_Text"/>
      <text:p text:style-name="Preformatted_20_Text"><text:s text:c="8"/>pop rsi</text:p>
      <text:p text:style-name="Preformatted_20_Text"/>
      <text:p text:style-name="Preformatted_20_Text"><text:s text:c="8"/>inc rdx</text:p>
      <text:p text:style-name="Preformatted_20_Text"><text:s text:c="8"/>jmp .loopSortTwo</text:p>
      <text:p text:style-name="Preformatted_20_Text"/>
      <text:p text:style-name="Preformatted_20_Text"><text:s text:c="4"/>.onLoopSortTwoEnd:</text:p>
      <text:p text:style-name="Preformatted_20_Text"><text:s text:c="8"/>inc rcx</text:p>
      <text:p text:style-name="Preformatted_20_Text"><text:s text:c="8"/>jmp .loopSortOne</text:p>
      <text:p text:style-name="Preformatted_20_Text"/>
      <text:p text:style-name="Preformatted_20_Text"><text:s text:c="4"/>.onLoopSortOneEnd:</text:p>
      <text:p text:style-name="Preformatted_20_Text">pop r11</text:p>
      <text:p text:style-name="Preformatted_20_Text">pop r10</text:p>
      <text:p text:style-name="Preformatted_20_Text">pop r9</text:p>
      <text:p text:style-name="Preformatted_20_Text">pop r8</text:p>
      <text:p text:style-name="Preformatted_20_Text">pop rdx</text:p>
      <text:p text:style-name="Preformatted_20_Text">pop rcx</text:p>
      <text:p text:style-name="Preformatted_20_Text">pop r8</text:p>
      <text:p text:style-name="Preformatted_20_Text">pop rsi</text:p>
      <text:p text:style-name="Preformatted_20_Text">pop rdi</text:p>
      <text:p text:style-name="Preformatted_20_Text">pop rbx</text:p>
      <text:p text:style-name="Preformatted_20_Text">pop rax</text:p>
      <text:p text:style-name="Preformatted_20_Text">ret</text:p>
      <text:p text:style-name="Preformatted_20_Text"><text:soft-page-break/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Array:</text:p>
      <text:p text:style-name="Preformatted_20_Text">; rax - void (rdi - buffer, rsi - bufferLength, rdx - array, r8 - arrayLength )</text:p>
      <text:p text:style-name="Preformatted_20_Text">push rcx</text:p>
      <text:p text:style-name="Preformatted_20_Text">push rbx</text:p>
      <text:p text:style-name="Preformatted_20_Text">push r9</text:p>
      <text:p text:style-name="Preformatted_20_Text">; long int size</text:p>
      <text:p text:style-name="Preformatted_20_Text">mov rbx, 8</text:p>
      <text:p text:style-name="Preformatted_20_Text">; zero counter</text:p>
      <text:p text:style-name="Preformatted_20_Text">xor rcx, rcx</text:p>
      <text:p text:style-name="Preformatted_20_Text">; mov the array beginning to r9</text:p>
      <text:p text:style-name="Preformatted_20_Text">mov r9, rdx</text:p>
      <text:p text:style-name="Preformatted_20_Text">.loop:</text:p>
      <text:p text:style-name="Preformatted_20_Text"><text:s text:c="4"/>cmp rcx, r8</text:p>
      <text:p text:style-name="Preformatted_20_Text"><text:s text:c="4"/>jge .end</text:p>
      <text:p text:style-name="Preformatted_20_Text"/>
      <text:p text:style-name="Preformatted_20_Text"><text:s text:c="4"/>.callPrintInteger:</text:p>
      <text:p text:style-name="Preformatted_20_Text"><text:s text:c="8"/>push rdx</text:p>
      <text:p text:style-name="Preformatted_20_Text"/>
      <text:p text:style-name="Preformatted_20_Text"><text:s text:c="8"/>mov rdx, qword [r9]</text:p>
      <text:p text:style-name="Preformatted_20_Text"><text:s text:c="8"/>call PrintInteger</text:p>
      <text:p text:style-name="Preformatted_20_Text"/>
      <text:p text:style-name="Preformatted_20_Text"><text:s text:c="8"/>pop rdx</text:p>
      <text:p text:style-name="Preformatted_20_Text"/>
      <text:p text:style-name="Preformatted_20_Text"><text:s text:c="4"/>.callPrintSpace:</text:p>
      <text:p text:style-name="Preformatted_20_Text"><text:s text:c="8"/>push rax</text:p>
      <text:p text:style-name="Preformatted_20_Text"><text:s text:c="8"/>mov rax, rdi</text:p>
      <text:p text:style-name="Preformatted_20_Text"/>
      <text:p text:style-name="Preformatted_20_Text"><text:s text:c="8"/>call PrintSpace</text:p>
      <text:p text:style-name="Preformatted_20_Text"/>
      <text:p text:style-name="Preformatted_20_Text"><text:s text:c="8"/>pop rax</text:p>
      <text:p text:style-name="Preformatted_20_Text"/>
      <text:p text:style-name="Preformatted_20_Text"><text:s text:c="4"/>.switchToNextElement:</text:p>
      <text:p text:style-name="Preformatted_20_Text"><text:s text:c="8"/>sub r9, rbx</text:p>
      <text:p text:style-name="Preformatted_20_Text"/>
      <text:p text:style-name="Preformatted_20_Text"><text:s text:c="4"/>inc rcx</text:p>
      <text:p text:style-name="Preformatted_20_Text"><text:s text:c="4"/>jmp .loop</text:p>
      <text:p text:style-name="Preformatted_20_Text"/>
      <text:p text:style-name="Preformatted_20_Text">.end:</text:p>
      <text:p text:style-name="Preformatted_20_Text"><text:s text:c="4"/>pop r9</text:p>
      <text:p text:style-name="Preformatted_20_Text"><text:s text:c="4"/>pop rbx</text:p>
      <text:p text:style-name="Preformatted_20_Text"><text:s text:c="4"/>pop rcx</text:p>
      <text:p text:style-name="Preformatted_20_Text"><text:s text:c="4"/>ret</text:p>
      <text:p text:style-name="Preformatted_20_Text"/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Integer:</text:p>
      <text:p text:style-name="Preformatted_20_Text">; rax - void (rdi - buffer, rsi - bufferLength, rdx - number)</text:p>
      <text:p text:style-name="Preformatted_20_Text">push rax</text:p>
      <text:p text:style-name="Preformatted_20_Text">push rdi</text:p>
      <text:p text:style-name="Preformatted_20_Text">push rsi</text:p>
      <text:p text:style-name="Preformatted_20_Text">push rdx</text:p>
      <text:p text:style-name="Preformatted_20_Text">push r8</text:p>
      <text:p text:style-name="Preformatted_20_Text"/>
      <text:p text:style-name="Preformatted_20_Text">mov rax, rdi</text:p>
      <text:p text:style-name="Preformatted_20_Text">mov rdi, rsi</text:p>
      <text:p text:style-name="Preformatted_20_Text">mov r8, rdi</text:p>
      <text:p text:style-name="Preformatted_20_Text"/>
      <text:p text:style-name="Preformatted_20_Text">xor rsi, rsi</text:p>
      <text:p text:style-name="Preformatted_20_Text"><text:soft-page-break/>call ClearBuffer</text:p>
      <text:p text:style-name="Preformatted_20_Text">call TryConvertNumberToString</text:p>
      <text:p text:style-name="Preformatted_20_Text">mov rdi, rsi</text:p>
      <text:p text:style-name="Preformatted_20_Text">call WriteToConsole</text:p>
      <text:p text:style-name="Preformatted_20_Text">mov rdi, r8</text:p>
      <text:p text:style-name="Preformatted_20_Text">call ClearBuffer</text:p>
      <text:p text:style-name="Preformatted_20_Text"/>
      <text:p text:style-name="Preformatted_20_Text">pop r8</text:p>
      <text:p text:style-name="Preformatted_20_Text">pop rdx</text:p>
      <text:p text:style-name="Preformatted_20_Text">pop rsi</text:p>
      <text:p text:style-name="Preformatted_20_Text">pop rdi</text:p>
      <text:p text:style-name="Preformatted_20_Text">pop ra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GetElementAddressByIndex:</text:p>
      <text:p text:style-name="Preformatted_20_Text">; rax - address (rdi - array, rsi - index, rdx - typeSize)</text:p>
      <text:p text:style-name="Preformatted_20_Text">push rbx</text:p>
      <text:p text:style-name="Preformatted_20_Text">push rdx</text:p>
      <text:p text:style-name="Preformatted_20_Text">push r8</text:p>
      <text:p text:style-name="Preformatted_20_Text"/>
      <text:p text:style-name="Preformatted_20_Text">mov r8, rdi</text:p>
      <text:p text:style-name="Preformatted_20_Text"/>
      <text:p text:style-name="Preformatted_20_Text">mov rbx, rdx</text:p>
      <text:p text:style-name="Preformatted_20_Text">xor rdx, rdx</text:p>
      <text:p text:style-name="Preformatted_20_Text">mov rax, rsi</text:p>
      <text:p text:style-name="Preformatted_20_Text">imul rbx</text:p>
      <text:p text:style-name="Preformatted_20_Text">sub r8, rax</text:p>
      <text:p text:style-name="Preformatted_20_Text">mov rax, r8</text:p>
      <text:p text:style-name="Preformatted_20_Text"/>
      <text:p text:style-name="Preformatted_20_Text">pop r8</text:p>
      <text:p text:style-name="Preformatted_20_Text">pop rdx</text:p>
      <text:p text:style-name="Preformatted_20_Text">pop rbx</text:p>
      <text:p text:style-name="Preformatted_20_Text">ret</text:p>
      <text:p text:style-name="Preformatted_20_Text"/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InputArgument:</text:p>
      <text:p text:style-name="Preformatted_20_Text">; void (rax-buffer, rdi-bufferLength, rsi- int&amp;_out number)</text:p>
      <text:p text:style-name="Preformatted_20_Text"><text:s text:c="4"/>push rax</text:p>
      <text:p text:style-name="Preformatted_20_Text"><text:s text:c="4"/>push rdi</text:p>
      <text:p text:style-name="Preformatted_20_Text"><text:s text:c="4"/>push rdx</text:p>
      <text:p text:style-name="Preformatted_20_Text"><text:s text:c="4"/>push r8</text:p>
      <text:p text:style-name="Preformatted_20_Text"><text:s text:c="4"/>push r9</text:p>
      <text:p text:style-name="Preformatted_20_Text"><text:s text:c="4"/>push r10</text:p>
      <text:p text:style-name="Preformatted_20_Text"/>
      <text:p text:style-name="Preformatted_20_Text"><text:s text:c="4"/>mov r9, rax</text:p>
      <text:p text:style-name="Preformatted_20_Text"><text:s text:c="4"/>mov r10, rdi</text:p>
      <text:p text:style-name="Preformatted_20_Text"/>
      <text:p text:style-name="Preformatted_20_Text"><text:s text:c="4"/>xor rsi, rsi</text:p>
      <text:p text:style-name="Preformatted_20_Text"/>
      <text:p text:style-name="Preformatted_20_Text"><text:s text:c="4"/>.loop:</text:p>
      <text:p text:style-name="Preformatted_20_Text"><text:s text:c="8"/>mov rax, r9</text:p>
      <text:p text:style-name="Preformatted_20_Text"><text:s text:c="8"/>mov rdi, r10</text:p>
      <text:p text:style-name="Preformatted_20_Text"/>
      <text:p text:style-name="Preformatted_20_Text"><text:s text:c="8"/>call ReadIntoBuffer</text:p>
      <text:p text:style-name="Preformatted_20_Text"><text:s text:c="8"/>call TryConvertStringToInteger</text:p>
      <text:p text:style-name="Preformatted_20_Text"><text:s text:c="8"/>call ClearBuffer</text:p>
      <text:p text:style-name="Preformatted_20_Text"><text:s text:c="8"/>cmp r8, 0</text:p>
      <text:p text:style-name="Preformatted_20_Text"><text:s text:c="8"/>je .loop</text:p>
      <text:p text:style-name="Preformatted_20_Text"><text:soft-page-break/></text:p>
      <text:p text:style-name="Preformatted_20_Text"><text:s text:c="4"/>call ClearBuffer</text:p>
      <text:p text:style-name="Preformatted_20_Text"><text:s text:c="4"/>mov rsi, rdx</text:p>
      <text:p text:style-name="Preformatted_20_Text"/>
      <text:p text:style-name="Preformatted_20_Text"><text:s text:c="4"/>pop r10</text:p>
      <text:p text:style-name="Preformatted_20_Text"><text:s text:c="4"/>pop r9</text:p>
      <text:p text:style-name="Preformatted_20_Text"><text:s text:c="4"/>pop r8</text:p>
      <text:p text:style-name="Preformatted_20_Text"><text:s text:c="4"/>pop rdx</text:p>
      <text:p text:style-name="Preformatted_20_Text"><text:s text:c="4"/>pop rdi</text:p>
      <text:p text:style-name="Preformatted_20_Text"><text:s text:c="4"/>pop rax</text:p>
      <text:p text:style-name="Preformatted_20_Text"/>
      <text:p text:style-name="Preformatted_20_Text"><text:s text:c="4"/>ret</text:p>
      <text:p text:style-name="Preformatted_20_Text"/>
      <text:p text:style-name="Preformatted_20_Text"/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ocABS:</text:p>
      <text:p text:style-name="Preformatted_20_Text"><text:s text:c="4"/>; rdi Abs(rax);</text:p>
      <text:p text:style-name="Preformatted_20_Text"><text:s text:c="4"/>mov rdi, rax</text:p>
      <text:p text:style-name="Preformatted_20_Text"><text:s text:c="4"/>cmp rdi, 0</text:p>
      <text:p text:style-name="Preformatted_20_Text"><text:s text:c="4"/>jge .End</text:p>
      <text:p text:style-name="Preformatted_20_Text"><text:s text:c="8"/>neg rdi</text:p>
      <text:p text:style-name="Preformatted_20_Text"><text:s text:c="4"/>.End:</text:p>
      <text:p text:style-name="Preformatted_20_Text"><text:s text:c="8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Space:</text:p>
      <text:p text:style-name="Preformatted_20_Text">; <text:s text:c="2"/>Function printing enl</text:p>
      <text:p text:style-name="Preformatted_20_Text">; <text:s text:c="2"/>void PrintEndl(char* const buff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2"/>Returns:</text:p>
      <text:p text:style-name="Preformatted_20_Text">; <text:s text:c="6"/>void</text:p>
      <text:p text:style-name="Preformatted_20_Text"><text:s text:c="4"/>push rdi</text:p>
      <text:p text:style-name="Preformatted_20_Text"><text:s text:c="4"/>push rbx</text:p>
      <text:p text:style-name="Preformatted_20_Text"><text:s text:c="4"/>mov bl, byte [rax]</text:p>
      <text:p text:style-name="Preformatted_20_Text"><text:s text:c="4"/>mov byte [rax], SPACE</text:p>
      <text:p text:style-name="Preformatted_20_Text"><text:s text:c="4"/>mov rdi, 1</text:p>
      <text:p text:style-name="Preformatted_20_Text"><text:s text:c="4"/>call WriteToConsole</text:p>
      <text:p text:style-name="Preformatted_20_Text"><text:s text:c="4"/>mov byte [rax], bl</text:p>
      <text:p text:style-name="Preformatted_20_Text"><text:s text:c="4"/>pop rbx</text:p>
      <text:p text:style-name="Preformatted_20_Text"><text:s text:c="4"/>pop rdi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Endl:</text:p>
      <text:p text:style-name="Preformatted_20_Text">; <text:s text:c="2"/>Function printing enl</text:p>
      <text:p text:style-name="Preformatted_20_Text">; <text:s text:c="2"/>void PrintEndl(char* const buff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2"/>Returns:</text:p>
      <text:p text:style-name="Preformatted_20_Text">; <text:s text:c="6"/>void</text:p>
      <text:p text:style-name="Preformatted_20_Text"><text:s text:c="4"/>push rdi</text:p>
      <text:p text:style-name="Preformatted_20_Text"><text:s text:c="4"/>push rbx</text:p>
      <text:p text:style-name="Preformatted_20_Text"><text:s text:c="4"/>mov bl, byte [rax]</text:p>
      <text:p text:style-name="Preformatted_20_Text"><text:s text:c="4"/>mov byte [rax], NEW_LINE_CHARACTER</text:p>
      <text:p text:style-name="Preformatted_20_Text"><text:s text:c="4"/>mov rdi, 1</text:p>
      <text:p text:style-name="Preformatted_20_Text"><text:s text:c="4"/>call WriteToConsole</text:p>
      <text:p text:style-name="Preformatted_20_Text"><text:soft-page-break/><text:s text:c="4"/>mov byte [rax], bl</text:p>
      <text:p text:style-name="Preformatted_20_Text"><text:s text:c="4"/>pop rbx</text:p>
      <text:p text:style-name="Preformatted_20_Text"><text:s text:c="4"/>pop rdi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Plus:</text:p>
      <text:p text:style-name="Preformatted_20_Text">; <text:s text:c="2"/>Function printing enl</text:p>
      <text:p text:style-name="Preformatted_20_Text">; <text:s text:c="2"/>void PrintEndl(char* const buff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2"/>Returns:</text:p>
      <text:p text:style-name="Preformatted_20_Text">; <text:s text:c="6"/>void</text:p>
      <text:p text:style-name="Preformatted_20_Text"><text:s text:c="4"/>push rdi</text:p>
      <text:p text:style-name="Preformatted_20_Text"><text:s text:c="4"/>push rbx</text:p>
      <text:p text:style-name="Preformatted_20_Text"><text:s text:c="4"/>mov bl, byte [rax]</text:p>
      <text:p text:style-name="Preformatted_20_Text"><text:s text:c="4"/>mov byte [rax], PLUS_SIGH</text:p>
      <text:p text:style-name="Preformatted_20_Text"><text:s text:c="4"/>mov rdi, 1</text:p>
      <text:p text:style-name="Preformatted_20_Text"><text:s text:c="4"/>call WriteToConsole</text:p>
      <text:p text:style-name="Preformatted_20_Text"><text:s text:c="4"/>mov byte [rax], bl</text:p>
      <text:p text:style-name="Preformatted_20_Text"><text:s text:c="4"/>pop rbx</text:p>
      <text:p text:style-name="Preformatted_20_Text"><text:s text:c="4"/>pop rdi</text:p>
      <text:p text:style-name="Preformatted_20_Text"><text:s text:c="4"/>ret</text:p>
      <text:p text:style-name="Preformatted_20_Text">PrintMinus:</text:p>
      <text:p text:style-name="Preformatted_20_Text">; <text:s text:c="2"/>Function printing enl</text:p>
      <text:p text:style-name="Preformatted_20_Text">; <text:s text:c="2"/>void PrintEndl(char* const buff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2"/>Returns:</text:p>
      <text:p text:style-name="Preformatted_20_Text">; <text:s text:c="6"/>void</text:p>
      <text:p text:style-name="Preformatted_20_Text"><text:s text:c="4"/>push rdi</text:p>
      <text:p text:style-name="Preformatted_20_Text"><text:s text:c="4"/>push rbx</text:p>
      <text:p text:style-name="Preformatted_20_Text"><text:s text:c="4"/>mov bl, byte [rax]</text:p>
      <text:p text:style-name="Preformatted_20_Text"><text:s text:c="4"/>mov byte [rax], MINUS_SIGN</text:p>
      <text:p text:style-name="Preformatted_20_Text"><text:s text:c="4"/>mov rdi, 1</text:p>
      <text:p text:style-name="Preformatted_20_Text"><text:s text:c="4"/>call WriteToConsole</text:p>
      <text:p text:style-name="Preformatted_20_Text"><text:s text:c="4"/>mov byte [rax], bl</text:p>
      <text:p text:style-name="Preformatted_20_Text"><text:s text:c="4"/>pop rbx</text:p>
      <text:p text:style-name="Preformatted_20_Text"><text:s text:c="4"/>pop rdi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ClearBuffer:</text:p>
      <text:p text:style-name="Preformatted_20_Text">; <text:s text:c="2"/>Function clearing buffer</text:p>
      <text:p text:style-name="Preformatted_20_Text">; <text:s text:c="2"/>void ClearBuffer(char* buffer, int length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length</text:p>
      <text:p text:style-name="Preformatted_20_Text">; <text:s text:c="2"/>Returns:</text:p>
      <text:p text:style-name="Preformatted_20_Text">; <text:s text:c="6"/>void</text:p>
      <text:p text:style-name="Preformatted_20_Text"><text:s text:c="4"/>push rcx</text:p>
      <text:p text:style-name="Preformatted_20_Text"><text:s text:c="4"/>xor rcx, rcx</text:p>
      <text:p text:style-name="Preformatted_20_Text"><text:s text:c="4"/>.loop:</text:p>
      <text:p text:style-name="Preformatted_20_Text"><text:s text:c="8"/>cmp rcx, rdi</text:p>
      <text:p text:style-name="Preformatted_20_Text"><text:s text:c="8"/>jbe .End</text:p>
      <text:p text:style-name="Preformatted_20_Text"><text:s text:c="12"/>mov byte [rax + rcx], 0</text:p>
      <text:p text:style-name="Preformatted_20_Text"><text:s text:c="12"/>jmp .loop</text:p>
      <text:p text:style-name="Preformatted_20_Text"><text:s text:c="4"/>.End:</text:p>
      <text:p text:style-name="Preformatted_20_Text"><text:s text:c="8"/>pop rcx</text:p>
      <text:p text:style-name="Preformatted_20_Text"><text:s text:c="8"/>ret</text:p>
      <text:p text:style-name="Preformatted_20_Text"><text:soft-page-break/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TryConvertNumberToString:</text:p>
      <text:p text:style-name="Preformatted_20_Text">; <text:s text:c="5"/>Function converting integer to string;</text:p>
      <text:p text:style-name="Preformatted_20_Text">; <text:s text:c="5"/>bool TryConvertNumberToString(char* buffer, int bufferLength, int inputtedLength, int number);</text:p>
      <text:p text:style-name="Preformatted_20_Text">; <text:s text:c="5"/>Params:</text:p>
      <text:p text:style-name="Preformatted_20_Text">; <text:s text:c="9"/>rax: <text:s text:c="3"/>char* <text:s text:c="2"/>buffer</text:p>
      <text:p text:style-name="Preformatted_20_Text">; <text:s text:c="9"/>rdi: <text:s text:c="3"/>int <text:s text:c="4"/>bufferLength</text:p>
      <text:p text:style-name="Preformatted_20_Text">; <text:s text:c="9"/>rsi: <text:s text:c="3"/>int&amp; <text:s text:c="3"/>inputtedLength</text:p>
      <text:p text:style-name="Preformatted_20_Text">; <text:s text:c="9"/>rdx: <text:s text:c="3"/>int <text:s text:c="4"/>number</text:p>
      <text:p text:style-name="Preformatted_20_Text">; <text:s text:c="5"/>Returns:</text:p>
      <text:p text:style-name="Preformatted_20_Text">; <text:s text:c="10"/>r8: <text:s text:c="3"/>bool <text:s text:c="3"/>if true, no error, else throwed error</text:p>
      <text:p text:style-name="Preformatted_20_Text">;</text:p>
      <text:p text:style-name="Preformatted_20_Text"><text:s text:c="4"/>pushf</text:p>
      <text:p text:style-name="Preformatted_20_Text"><text:s text:c="4"/>push rbx</text:p>
      <text:p text:style-name="Preformatted_20_Text"><text:s text:c="4"/>push rcx</text:p>
      <text:p text:style-name="Preformatted_20_Text"><text:s text:c="4"/>push r8</text:p>
      <text:p text:style-name="Preformatted_20_Text"><text:s text:c="4"/>push r9</text:p>
      <text:p text:style-name="Preformatted_20_Text"/>
      <text:p text:style-name="Preformatted_20_Text"><text:s text:c="4"/>xor r9, r9</text:p>
      <text:p text:style-name="Preformatted_20_Text"><text:s text:c="4"/>xor r8, r8</text:p>
      <text:p text:style-name="Preformatted_20_Text"><text:s text:c="4"/>; <text:s text:c="2"/>counter = 0</text:p>
      <text:p text:style-name="Preformatted_20_Text"><text:s text:c="4"/>mov rcx, 0</text:p>
      <text:p text:style-name="Preformatted_20_Text"><text:s text:c="4"/>cmp rdx, 0</text:p>
      <text:p text:style-name="Preformatted_20_Text"><text:s text:c="4"/>jge .ReadingNumbersIntoStack</text:p>
      <text:p text:style-name="Preformatted_20_Text"><text:s text:c="8"/>.CheckForNegative:</text:p>
      <text:p text:style-name="Preformatted_20_Text"><text:s text:c="12"/>mov r9, 1</text:p>
      <text:p text:style-name="Preformatted_20_Text"><text:s text:c="12"/>neg rdx</text:p>
      <text:p text:style-name="Preformatted_20_Text"><text:s text:c="12"/>mov byte [rax], MINUS_SIGN</text:p>
      <text:p text:style-name="Preformatted_20_Text"><text:s text:c="4"/>.ReadingNumbersIntoStack:</text:p>
      <text:p text:style-name="Preformatted_20_Text">; <text:s text:c="2"/>The idea behind this is to read number into stack</text:p>
      <text:p text:style-name="Preformatted_20_Text">; <text:s text:c="2"/>For example, 123 into stack like "3","2","1"</text:p>
      <text:p text:style-name="Preformatted_20_Text">; <text:s text:c="2"/>and we counted digits. In this, example count = 3</text:p>
      <text:p text:style-name="Preformatted_20_Text">; <text:s text:c="2"/>so we need to do smth like that:</text:p>
      <text:p text:style-name="Preformatted_20_Text">; <text:s text:c="2"/>while(index&lt;count) {</text:p>
      <text:p text:style-name="Preformatted_20_Text">; <text:s text:c="6"/>pop stack into var</text:p>
      <text:p text:style-name="Preformatted_20_Text">; <text:s text:c="6"/>var = var + ZERO_CODE</text:p>
      <text:p text:style-name="Preformatted_20_Text">; <text:s text:c="6"/>*buffer[index] = var</text:p>
      <text:p text:style-name="Preformatted_20_Text">; <text:s text:c="6"/>++index</text:p>
      <text:p text:style-name="Preformatted_20_Text">; <text:s text:c="2"/>}</text:p>
      <text:p text:style-name="Preformatted_20_Text">; <text:s text:c="6"/>copy value to rbx</text:p>
      <text:p text:style-name="Preformatted_20_Text"><text:s text:c="8"/>mov rbx, rdx</text:p>
      <text:p text:style-name="Preformatted_20_Text"><text:s text:c="8"/>cmp rbx, 0</text:p>
      <text:p text:style-name="Preformatted_20_Text"><text:s text:c="8"/>je .zero</text:p>
      <text:p text:style-name="Preformatted_20_Text"><text:s text:c="12"/>.loop:</text:p>
      <text:p text:style-name="Preformatted_20_Text"><text:s text:c="16"/>cmp rbx, 0</text:p>
      <text:p text:style-name="Preformatted_20_Text"><text:s text:c="16"/>jle .ReadingNumbersFromStackToBuffer</text:p>
      <text:p text:style-name="Preformatted_20_Text"><text:s text:c="20"/>.ReadDigit:</text:p>
      <text:p text:style-name="Preformatted_20_Text"><text:s text:c="24"/>push rax</text:p>
      <text:p text:style-name="Preformatted_20_Text"><text:s text:c="24"/>push rdx</text:p>
      <text:p text:style-name="Preformatted_20_Text"><text:s text:c="8"/>; <text:s text:c="14"/>rax_rbx_copy = rbx;</text:p>
      <text:p text:style-name="Preformatted_20_Text"><text:s text:c="24"/>mov rax, rbx</text:p>
      <text:p text:style-name="Preformatted_20_Text"><text:s text:c="8"/>; <text:s text:c="14"/>rdx = 0; rbx = 10</text:p>
      <text:p text:style-name="Preformatted_20_Text"><text:s text:c="24"/>xor rdx, rdx</text:p>
      <text:p text:style-name="Preformatted_20_Text"><text:s text:c="24"/>mov rbx, 10</text:p>
      <text:p text:style-name="Preformatted_20_Text"><text:s text:c="8"/>; <text:s text:c="14"/>rax_rbx_copy, rdx_remaindex = rax_rbx_copy / rbx</text:p>
      <text:p text:style-name="Preformatted_20_Text"><text:s text:c="24"/>idiv rbx</text:p>
      <text:p text:style-name="Preformatted_20_Text"><text:s text:c="8"/>; <text:s text:c="14"/>r8 = rdx_remainder; rbx = rax_rbx_copy</text:p>
      <text:p text:style-name="Preformatted_20_Text"><text:s text:c="24"/>mov r8, rdx</text:p>
      <text:p text:style-name="Preformatted_20_Text"><text:s text:c="24"/>mov rbx, rax</text:p>
      <text:p text:style-name="Preformatted_20_Text"><text:s text:c="24"/>pop rdx</text:p>
      <text:p text:style-name="Preformatted_20_Text"><text:soft-page-break/><text:s text:c="24"/>pop rax</text:p>
      <text:p text:style-name="Preformatted_20_Text"><text:s text:c="20"/>push r8</text:p>
      <text:p text:style-name="Preformatted_20_Text"><text:s text:c="20"/>inc rcx</text:p>
      <text:p text:style-name="Preformatted_20_Text"><text:s text:c="20"/>jmp .loop</text:p>
      <text:p text:style-name="Preformatted_20_Text"><text:s text:c="12"/>jmp .ReadingNumbersFromStackToBuffer</text:p>
      <text:p text:style-name="Preformatted_20_Text"><text:s text:c="8"/>.zero:</text:p>
      <text:p text:style-name="Preformatted_20_Text"><text:s text:c="12"/>push 0</text:p>
      <text:p text:style-name="Preformatted_20_Text"><text:s text:c="12"/>inc rcx</text:p>
      <text:p text:style-name="Preformatted_20_Text"><text:s text:c="4"/>.ReadingNumbersFromStackToBuffer:</text:p>
      <text:p text:style-name="Preformatted_20_Text"><text:s text:c="8"/>xor rbx, rbx</text:p>
      <text:p text:style-name="Preformatted_20_Text"><text:s text:c="8"/>xor r8, r8</text:p>
      <text:p text:style-name="Preformatted_20_Text"><text:s text:c="8"/>cmp r9, 0</text:p>
      <text:p text:style-name="Preformatted_20_Text"><text:s text:c="8"/>je .Preparation</text:p>
      <text:p text:style-name="Preformatted_20_Text"><text:s text:c="12"/>.IncrementIfNegative:</text:p>
      <text:p text:style-name="Preformatted_20_Text"><text:s text:c="16"/>inc r8</text:p>
      <text:p text:style-name="Preformatted_20_Text"><text:s text:c="16"/>inc rcx</text:p>
      <text:p text:style-name="Preformatted_20_Text"><text:s text:c="8"/>.Preparation:</text:p>
      <text:p text:style-name="Preformatted_20_Text"><text:s text:c="12"/>mov rsi, rcx</text:p>
      <text:p text:style-name="Preformatted_20_Text"><text:s text:c="12"/>.loop2:</text:p>
      <text:p text:style-name="Preformatted_20_Text"><text:s text:c="16"/>cmp r8, rcx</text:p>
      <text:p text:style-name="Preformatted_20_Text"><text:s text:c="16"/>jge .NoError</text:p>
      <text:p text:style-name="Preformatted_20_Text"><text:s text:c="20"/>pop rbx</text:p>
      <text:p text:style-name="Preformatted_20_Text"><text:s text:c="20"/>add rbx, DIGIT_ZERO</text:p>
      <text:p text:style-name="Preformatted_20_Text"><text:s text:c="20"/>mov [rax + r8], bl</text:p>
      <text:p text:style-name="Preformatted_20_Text"><text:s text:c="20"/>inc r8</text:p>
      <text:p text:style-name="Preformatted_20_Text"><text:s text:c="20"/>jmp .loop2</text:p>
      <text:p text:style-name="Preformatted_20_Text"><text:s text:c="4"/>.NoError:</text:p>
      <text:p text:style-name="Preformatted_20_Text"><text:s text:c="8"/>pop r9</text:p>
      <text:p text:style-name="Preformatted_20_Text"><text:s text:c="8"/>pop r8</text:p>
      <text:p text:style-name="Preformatted_20_Text"><text:s text:c="8"/>pop rcx</text:p>
      <text:p text:style-name="Preformatted_20_Text"><text:s text:c="8"/>pop rbx</text:p>
      <text:p text:style-name="Preformatted_20_Text"><text:s text:c="8"/>popf</text:p>
      <text:p text:style-name="Preformatted_20_Text"><text:s text:c="8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WriteToConsole:</text:p>
      <text:p text:style-name="Preformatted_20_Text">; <text:s text:c="2"/>Function writing string into STDOUT</text:p>
      <text:p text:style-name="Preformatted_20_Text">; <text:s text:c="2"/>void WriteToConsole(char* buffer, int bufferLength)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2"/>Returns:</text:p>
      <text:p text:style-name="Preformatted_20_Text">; <text:s text:c="6"/>void</text:p>
      <text:p text:style-name="Preformatted_20_Text"><text:s text:c="4"/>push rax</text:p>
      <text:p text:style-name="Preformatted_20_Text"><text:s text:c="4"/>push rdi</text:p>
      <text:p text:style-name="Preformatted_20_Text"><text:s text:c="4"/>push rsi</text:p>
      <text:p text:style-name="Preformatted_20_Text"><text:s text:c="4"/>push rdx</text:p>
      <text:p text:style-name="Preformatted_20_Text"/>
      <text:p text:style-name="Preformatted_20_Text"><text:s text:c="4"/>mov rsi, rax</text:p>
      <text:p text:style-name="Preformatted_20_Text"><text:s text:c="4"/>mov rdx, rdi</text:p>
      <text:p text:style-name="Preformatted_20_Text"><text:s text:c="4"/>mov rax, SYS_WRITE</text:p>
      <text:p text:style-name="Preformatted_20_Text"><text:s text:c="4"/>mov rdi, STDOUT</text:p>
      <text:p text:style-name="Preformatted_20_Text"/>
      <text:p text:style-name="Preformatted_20_Text"><text:s text:c="4"/>call DoSystemCallNoModify</text:p>
      <text:p text:style-name="Preformatted_20_Text"/>
      <text:p text:style-name="Preformatted_20_Text"><text:s text:c="4"/>pop rdx</text:p>
      <text:p text:style-name="Preformatted_20_Text"><text:s text:c="4"/>pop rsi</text:p>
      <text:p text:style-name="Preformatted_20_Text"><text:s text:c="4"/>pop rdi</text:p>
      <text:p text:style-name="Preformatted_20_Text"><text:s text:c="4"/>pop rax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<text:soft-page-break/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ReadIntoBuffer:</text:p>
      <text:p text:style-name="Preformatted_20_Text">; <text:s text:c="2"/>Function reading string into buffer;</text:p>
      <text:p text:style-name="Preformatted_20_Text">; <text:s text:c="2"/>void ReadIntoBuffer(char* buffer, int bufferLength, int* inputtedLength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6"/>rsi: <text:s text:c="3"/>int&amp; <text:s text:c="3"/>inputtedLength</text:p>
      <text:p text:style-name="Preformatted_20_Text">; <text:s text:c="2"/>Returns:</text:p>
      <text:p text:style-name="Preformatted_20_Text">; <text:s text:c="6"/>void</text:p>
      <text:p text:style-name="Preformatted_20_Text"><text:s text:c="4"/>push rax</text:p>
      <text:p text:style-name="Preformatted_20_Text"><text:s text:c="4"/>push rdi</text:p>
      <text:p text:style-name="Preformatted_20_Text"><text:s text:c="4"/>push rdx</text:p>
      <text:p text:style-name="Preformatted_20_Text"><text:s text:c="4"/>push r8</text:p>
      <text:p text:style-name="Preformatted_20_Text"><text:s text:c="4"/>push r9</text:p>
      <text:p text:style-name="Preformatted_20_Text"/>
      <text:p text:style-name="Preformatted_20_Text"><text:s text:c="4"/>mov r8, rax</text:p>
      <text:p text:style-name="Preformatted_20_Text"><text:s text:c="4"/>mov r9, rdi</text:p>
      <text:p text:style-name="Preformatted_20_Text"><text:s text:c="4"/>mov rsi, 0</text:p>
      <text:p text:style-name="Preformatted_20_Text"><text:s text:c="4"/>.loop:</text:p>
      <text:p text:style-name="Preformatted_20_Text"><text:s text:c="8"/>mov rsi, r8</text:p>
      <text:p text:style-name="Preformatted_20_Text"><text:s text:c="8"/>mov rdx, r9</text:p>
      <text:p text:style-name="Preformatted_20_Text"><text:s text:c="8"/>mov rax, SYS_READ</text:p>
      <text:p text:style-name="Preformatted_20_Text"><text:s text:c="8"/>mov rdi, STDIN</text:p>
      <text:p text:style-name="Preformatted_20_Text"/>
      <text:p text:style-name="Preformatted_20_Text"><text:s text:c="8"/>call DoSystemCallNoModify</text:p>
      <text:p text:style-name="Preformatted_20_Text"/>
      <text:p text:style-name="Preformatted_20_Text"><text:s text:c="8"/>cmp rax, MAX_LENGTH</text:p>
      <text:p text:style-name="Preformatted_20_Text"><text:s text:c="8"/>jle .NoError</text:p>
      <text:p text:style-name="Preformatted_20_Text"/>
      <text:p text:style-name="Preformatted_20_Text"/>
      <text:p text:style-name="Preformatted_20_Text"><text:s text:c="8"/>mov rax, max_length_error</text:p>
      <text:p text:style-name="Preformatted_20_Text"><text:s text:c="8"/>mov rdi, max_length_error_length</text:p>
      <text:p text:style-name="Preformatted_20_Text"><text:s text:c="8"/>call WriteToConsole</text:p>
      <text:p text:style-name="Preformatted_20_Text"><text:s text:c="8"/>jmp .loop</text:p>
      <text:p text:style-name="Preformatted_20_Text"/>
      <text:p text:style-name="Preformatted_20_Text"><text:s text:c="4"/>.NoError:</text:p>
      <text:p text:style-name="Preformatted_20_Text"><text:s text:c="4"/>mov rsi, rax</text:p>
      <text:p text:style-name="Preformatted_20_Text"/>
      <text:p text:style-name="Preformatted_20_Text"><text:s text:c="4"/>pop r9</text:p>
      <text:p text:style-name="Preformatted_20_Text"><text:s text:c="4"/>pop r8</text:p>
      <text:p text:style-name="Preformatted_20_Text"><text:s text:c="4"/>pop rdx</text:p>
      <text:p text:style-name="Preformatted_20_Text"><text:s text:c="4"/>pop rdi</text:p>
      <text:p text:style-name="Preformatted_20_Text"><text:s text:c="4"/>pop rax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DoSystemCallNoModify:</text:p>
      <text:p text:style-name="Preformatted_20_Text">; <text:s text:c="2"/>Function doing system call without</text:p>
      <text:p text:style-name="Preformatted_20_Text">; <text:s text:c="2"/>modifying rcx and r11 registers after the call.</text:p>
      <text:p text:style-name="Preformatted_20_Text">; <text:s text:c="2"/>type(rax) sys_call(rax, rdi, rsi, rdx, r8, r9...);</text:p>
      <text:p text:style-name="Preformatted_20_Text">; <text:s text:c="2"/>The reason behind this function is that in x64 NASM</text:p>
      <text:p text:style-name="Preformatted_20_Text">; <text:s text:c="2"/>system call neither stores nor loads any registers</text:p>
      <text:p text:style-name="Preformatted_20_Text">; <text:s text:c="2"/>it just uses and modifies them.</text:p>
      <text:p text:style-name="Preformatted_20_Text"/>
      <text:p text:style-name="Preformatted_20_Text">; <text:s text:c="2"/>https://stackoverflow.com/questions/47983371/why-do-x86-64-linux-system-calls-modify-rcx-and-what-does-the-value-mean</text:p>
      <text:p text:style-name="Preformatted_20_Text">; <text:s text:c="2"/>http://www.int80h.org/bsdasm/#system-calls</text:p>
      <text:p text:style-name="Preformatted_20_Text">; <text:s text:c="2"/>https://docs.freebsd.org/en/books/developers-handbook/x86/#x86-system-calls</text:p>
      <text:p text:style-name="Preformatted_20_Text"><text:s text:c="4"/>pushf</text:p>
      <text:p text:style-name="Preformatted_20_Text"><text:s text:c="4"/>push rcx</text:p>
      <text:p text:style-name="Preformatted_20_Text"><text:soft-page-break/><text:s text:c="4"/>push r11</text:p>
      <text:p text:style-name="Preformatted_20_Text"><text:s text:c="4"/>syscall</text:p>
      <text:p text:style-name="Preformatted_20_Text"><text:s text:c="4"/>pop r11</text:p>
      <text:p text:style-name="Preformatted_20_Text"><text:s text:c="4"/>pop rc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TryConvertStringToInteger:</text:p>
      <text:p text:style-name="Preformatted_20_Text">; <text:s text:c="2"/>Function converting string to integer;</text:p>
      <text:p text:style-name="Preformatted_20_Text">; <text:s text:c="2"/>bool TryConvertStringToInteger(char* buffer, int bufferLength, int inputtedLength, int* numb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6"/>rsi: <text:s text:c="3"/>int <text:s text:c="4"/>inputtedLength</text:p>
      <text:p text:style-name="Preformatted_20_Text">; <text:s text:c="6"/>rdx: <text:s text:c="3"/>int&amp; <text:s text:c="3"/>number</text:p>
      <text:p text:style-name="Preformatted_20_Text">; <text:s text:c="2"/>Returns:</text:p>
      <text:p text:style-name="Preformatted_20_Text">; <text:s text:c="7"/>r8: <text:s text:c="3"/>bool <text:s text:c="3"/>if true, no error, else throwed error</text:p>
      <text:p text:style-name="Preformatted_20_Text">;</text:p>
      <text:p text:style-name="Preformatted_20_Text"><text:s text:c="4"/>pushf</text:p>
      <text:p text:style-name="Preformatted_20_Text"><text:s text:c="4"/>push rbx</text:p>
      <text:p text:style-name="Preformatted_20_Text"><text:s text:c="4"/>push rcx</text:p>
      <text:p text:style-name="Preformatted_20_Text"><text:s text:c="4"/>push r9</text:p>
      <text:p text:style-name="Preformatted_20_Text"><text:s text:c="4"/>push r10</text:p>
      <text:p text:style-name="Preformatted_20_Text"/>
      <text:p text:style-name="Preformatted_20_Text"><text:s text:c="4"/>xor rdx, rdx</text:p>
      <text:p text:style-name="Preformatted_20_Text"><text:s text:c="4"/>xor r10, r10</text:p>
      <text:p text:style-name="Preformatted_20_Text"><text:s text:c="4"/>xor r9, r9</text:p>
      <text:p text:style-name="Preformatted_20_Text"><text:s text:c="4"/>mov rdx, 0</text:p>
      <text:p text:style-name="Preformatted_20_Text"><text:s text:c="4"/>mov rcx, rsi</text:p>
      <text:p text:style-name="Preformatted_20_Text"><text:s text:c="4"/>xor rbx, rbx</text:p>
      <text:p text:style-name="Preformatted_20_Text"><text:s text:c="4"/>xor r8, r8</text:p>
      <text:p text:style-name="Preformatted_20_Text"/>
      <text:p text:style-name="Preformatted_20_Text"><text:s text:c="4"/>dec rcx</text:p>
      <text:p text:style-name="Preformatted_20_Text"><text:s text:c="4"/>cmp byte [rax + rcx], NEW_LINE_CHARACTER</text:p>
      <text:p text:style-name="Preformatted_20_Text"><text:s text:c="4"/>jne .loop</text:p>
      <text:p text:style-name="Preformatted_20_Text"><text:s text:c="8"/>dec rcx</text:p>
      <text:p text:style-name="Preformatted_20_Text"><text:s text:c="4"/>.loop:</text:p>
      <text:p text:style-name="Preformatted_20_Text"><text:s text:c="8"/>cmp rcx, 0</text:p>
      <text:p text:style-name="Preformatted_20_Text"><text:s text:c="8"/>jl .NoError</text:p>
      <text:p text:style-name="Preformatted_20_Text"><text:s text:c="12"/>mov bl, byte [rax + r9]</text:p>
      <text:p text:style-name="Preformatted_20_Text"><text:s text:c="12"/>.IsNewLineCharacter:</text:p>
      <text:p text:style-name="Preformatted_20_Text"><text:s text:c="16"/>cmp bl, NEW_LINE_CHARACTER</text:p>
      <text:p text:style-name="Preformatted_20_Text"><text:s text:c="16"/>je .NoError</text:p>
      <text:p text:style-name="Preformatted_20_Text"><text:s text:c="12"/>.CheckForSigns:</text:p>
      <text:p text:style-name="Preformatted_20_Text"><text:s text:c="16"/>.IsPlusCharacter:</text:p>
      <text:p text:style-name="Preformatted_20_Text"><text:s text:c="20"/>cmp bl, PLUS_SIGH</text:p>
      <text:p text:style-name="Preformatted_20_Text"><text:s text:c="20"/>je .CheckForSignBeingFirst</text:p>
      <text:p text:style-name="Preformatted_20_Text"><text:s text:c="16"/>.IsMinusCharacter:</text:p>
      <text:p text:style-name="Preformatted_20_Text"><text:s text:c="20"/>cmp bl, MINUS_SIGN</text:p>
      <text:p text:style-name="Preformatted_20_Text"><text:s text:c="20"/>je .OnEqualMinus</text:p>
      <text:p text:style-name="Preformatted_20_Text"><text:s text:c="16"/>jmp .CallIsDigit</text:p>
      <text:p text:style-name="Preformatted_20_Text"><text:s text:c="16"/>.OnEqualMinus:</text:p>
      <text:p text:style-name="Preformatted_20_Text"><text:s text:c="20"/>mov r10, 1</text:p>
      <text:p text:style-name="Preformatted_20_Text"><text:s text:c="16"/>.CheckForSignBeingFirst:</text:p>
      <text:p text:style-name="Preformatted_20_Text"><text:s text:c="20"/>cmp r9, 0</text:p>
      <text:p text:style-name="Preformatted_20_Text"><text:s text:c="20"/>jne .ErrorSignNotFirst</text:p>
      <text:p text:style-name="Preformatted_20_Text"><text:s text:c="16"/>jmp .OnIterationEnd</text:p>
      <text:p text:style-name="Preformatted_20_Text"/>
      <text:p text:style-name="Preformatted_20_Text"><text:s text:c="12"/>.CallIsDigit:</text:p>
      <text:p text:style-name="Preformatted_20_Text"><text:s text:c="16"/>push rax</text:p>
      <text:p text:style-name="Preformatted_20_Text"><text:soft-page-break/><text:s text:c="16"/>push rdi</text:p>
      <text:p text:style-name="Preformatted_20_Text"/>
      <text:p text:style-name="Preformatted_20_Text"><text:s text:c="16"/>xor rax, rax</text:p>
      <text:p text:style-name="Preformatted_20_Text"><text:s text:c="16"/>mov al, bl</text:p>
      <text:p text:style-name="Preformatted_20_Text"><text:s text:c="16"/>call IsDigit</text:p>
      <text:p text:style-name="Preformatted_20_Text"><text:s text:c="16"/>mov r8, rdi</text:p>
      <text:p text:style-name="Preformatted_20_Text"/>
      <text:p text:style-name="Preformatted_20_Text"><text:s text:c="16"/>pop rdi</text:p>
      <text:p text:style-name="Preformatted_20_Text"><text:s text:c="16"/>pop rax</text:p>
      <text:p text:style-name="Preformatted_20_Text"/>
      <text:p text:style-name="Preformatted_20_Text"><text:s text:c="12"/>cmp r8, 0</text:p>
      <text:p text:style-name="Preformatted_20_Text"><text:s text:c="12"/>je .ErrorIncorrectSymbol</text:p>
      <text:p text:style-name="Preformatted_20_Text"><text:s text:c="12"/>sub bl, DIGIT_ZERO</text:p>
      <text:p text:style-name="Preformatted_20_Text"/>
      <text:p text:style-name="Preformatted_20_Text"><text:s text:c="12"/>.CallPow:</text:p>
      <text:p text:style-name="Preformatted_20_Text"><text:s text:c="16"/>push rax</text:p>
      <text:p text:style-name="Preformatted_20_Text"><text:s text:c="16"/>push rdi</text:p>
      <text:p text:style-name="Preformatted_20_Text"><text:s text:c="16"/>push rsi</text:p>
      <text:p text:style-name="Preformatted_20_Text"/>
      <text:p text:style-name="Preformatted_20_Text"><text:s text:c="16"/>mov rax, 10</text:p>
      <text:p text:style-name="Preformatted_20_Text"><text:s text:c="16"/>mov rdi, rcx</text:p>
      <text:p text:style-name="Preformatted_20_Text"><text:s text:c="16"/>call Pow</text:p>
      <text:p text:style-name="Preformatted_20_Text"/>
      <text:p text:style-name="Preformatted_20_Text"><text:s text:c="16"/>imul rsi, rbx</text:p>
      <text:p text:style-name="Preformatted_20_Text"><text:s text:c="16"/>mov rdi, rdx</text:p>
      <text:p text:style-name="Preformatted_20_Text"><text:s text:c="16"/>add rdi, rsi</text:p>
      <text:p text:style-name="Preformatted_20_Text"><text:s text:c="16"/>mov rdx, rdi</text:p>
      <text:p text:style-name="Preformatted_20_Text"/>
      <text:p text:style-name="Preformatted_20_Text"><text:s text:c="16"/>pop rsi</text:p>
      <text:p text:style-name="Preformatted_20_Text"><text:s text:c="16"/>pop rdi</text:p>
      <text:p text:style-name="Preformatted_20_Text"><text:s text:c="16"/>pop rax</text:p>
      <text:p text:style-name="Preformatted_20_Text"><text:s text:c="12"/>; <text:s text:c="2"/>whole_digit = digit*(10^counter)</text:p>
      <text:p text:style-name="Preformatted_20_Text"><text:s text:c="12"/>.OnIterationEnd:</text:p>
      <text:p text:style-name="Preformatted_20_Text"><text:s text:c="12"/>dec rcx</text:p>
      <text:p text:style-name="Preformatted_20_Text"><text:s text:c="12"/>inc r9</text:p>
      <text:p text:style-name="Preformatted_20_Text"><text:s text:c="12"/>jmp .loop</text:p>
      <text:p text:style-name="Preformatted_20_Text"><text:s text:c="4"/>.ErrorSignNotFirst:</text:p>
      <text:p text:style-name="Preformatted_20_Text"><text:s text:c="8"/>mov r8, 0</text:p>
      <text:p text:style-name="Preformatted_20_Text"/>
      <text:p text:style-name="Preformatted_20_Text"><text:s text:c="8"/>push rax</text:p>
      <text:p text:style-name="Preformatted_20_Text"><text:s text:c="8"/>push rdi</text:p>
      <text:p text:style-name="Preformatted_20_Text"/>
      <text:p text:style-name="Preformatted_20_Text"><text:s text:c="8"/>mov rax, error_sign_character_not_first</text:p>
      <text:p text:style-name="Preformatted_20_Text"><text:s text:c="8"/>mov rdi, error_sign_character_not_first_length</text:p>
      <text:p text:style-name="Preformatted_20_Text"><text:s text:c="8"/>call WriteToConsole</text:p>
      <text:p text:style-name="Preformatted_20_Text"/>
      <text:p text:style-name="Preformatted_20_Text"><text:s text:c="8"/>pop rdi</text:p>
      <text:p text:style-name="Preformatted_20_Text"><text:s text:c="8"/>pop rax</text:p>
      <text:p text:style-name="Preformatted_20_Text"/>
      <text:p text:style-name="Preformatted_20_Text"><text:s text:c="8"/>jmp .End</text:p>
      <text:p text:style-name="Preformatted_20_Text"><text:s text:c="4"/>.ErrorIncorrectSymbol:</text:p>
      <text:p text:style-name="Preformatted_20_Text"><text:s text:c="8"/>; <text:s text:c="2"/>print error message</text:p>
      <text:p text:style-name="Preformatted_20_Text"><text:s text:c="8"/>mov r8, 0</text:p>
      <text:p text:style-name="Preformatted_20_Text"/>
      <text:p text:style-name="Preformatted_20_Text"><text:s text:c="8"/>push rax</text:p>
      <text:p text:style-name="Preformatted_20_Text"><text:s text:c="8"/>push rdi</text:p>
      <text:p text:style-name="Preformatted_20_Text"/>
      <text:p text:style-name="Preformatted_20_Text"><text:s text:c="8"/>mov rax, error_incorrect_symbol</text:p>
      <text:p text:style-name="Preformatted_20_Text"><text:s text:c="8"/>mov rdi, error_incorrect_symbol_length</text:p>
      <text:p text:style-name="Preformatted_20_Text"><text:s text:c="8"/>call WriteToConsole</text:p>
      <text:p text:style-name="Preformatted_20_Text"/>
      <text:p text:style-name="Preformatted_20_Text"><text:s text:c="8"/>pop rdi</text:p>
      <text:p text:style-name="Preformatted_20_Text"><text:s text:c="8"/>pop rax</text:p>
      <text:p text:style-name="Preformatted_20_Text"/>
      <text:p text:style-name="Preformatted_20_Text"><text:soft-page-break/><text:s text:c="8"/>jmp .End</text:p>
      <text:p text:style-name="Preformatted_20_Text"><text:s text:c="4"/>.NoError:</text:p>
      <text:p text:style-name="Preformatted_20_Text"><text:s text:c="8"/>cmp r10, 1</text:p>
      <text:p text:style-name="Preformatted_20_Text"><text:s text:c="8"/>jne .GeneralNoError</text:p>
      <text:p text:style-name="Preformatted_20_Text"><text:s text:c="12"/>push rax</text:p>
      <text:p text:style-name="Preformatted_20_Text"/>
      <text:p text:style-name="Preformatted_20_Text"><text:s text:c="12"/>mov rax, rdx</text:p>
      <text:p text:style-name="Preformatted_20_Text"><text:s text:c="12"/>neg rax</text:p>
      <text:p text:style-name="Preformatted_20_Text"><text:s text:c="12"/>mov rdx, rax</text:p>
      <text:p text:style-name="Preformatted_20_Text"/>
      <text:p text:style-name="Preformatted_20_Text"><text:s text:c="12"/>pop rax</text:p>
      <text:p text:style-name="Preformatted_20_Text"><text:s text:c="8"/>.GeneralNoError:</text:p>
      <text:p text:style-name="Preformatted_20_Text"><text:s text:c="12"/>mov r8, 1</text:p>
      <text:p text:style-name="Preformatted_20_Text"><text:s text:c="12"/>jmp .End</text:p>
      <text:p text:style-name="Preformatted_20_Text"><text:s text:c="4"/>.End:</text:p>
      <text:p text:style-name="Preformatted_20_Text"><text:s text:c="4"/>pop r10</text:p>
      <text:p text:style-name="Preformatted_20_Text"><text:s text:c="4"/>pop r9</text:p>
      <text:p text:style-name="Preformatted_20_Text"><text:s text:c="4"/>pop rcx</text:p>
      <text:p text:style-name="Preformatted_20_Text"><text:s text:c="4"/>pop rb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IsDigit:</text:p>
      <text:p text:style-name="Preformatted_20_Text">; <text:s text:c="2"/>Function checking whether byte value</text:p>
      <text:p text:style-name="Preformatted_20_Text">; <text:s text:c="2"/>is in digit codes range</text:p>
      <text:p text:style-name="Preformatted_20_Text">; <text:s text:c="2"/>bool IsDigit(char c);</text:p>
      <text:p text:style-name="Preformatted_20_Text">; <text:s text:c="2"/>Params:</text:p>
      <text:p text:style-name="Preformatted_20_Text">; <text:s text:c="6"/>rax: <text:s text:c="3"/>char <text:s text:c="3"/>c</text:p>
      <text:p text:style-name="Preformatted_20_Text">; <text:s text:c="2"/>Returns:</text:p>
      <text:p text:style-name="Preformatted_20_Text">; <text:s text:c="6"/>rdi: <text:s text:c="3"/>bool <text:s text:c="3"/>if true, then it is digit, else not</text:p>
      <text:p text:style-name="Preformatted_20_Text"><text:s text:c="4"/>pushf</text:p>
      <text:p text:style-name="Preformatted_20_Text"><text:s text:c="4"/>cmp al, DIGIT_ZERO</text:p>
      <text:p text:style-name="Preformatted_20_Text"><text:s text:c="4"/>jl .Invalid</text:p>
      <text:p text:style-name="Preformatted_20_Text"><text:s text:c="8"/>cmp al, DIGIT_NINE</text:p>
      <text:p text:style-name="Preformatted_20_Text"><text:s text:c="8"/>jg .Invalid</text:p>
      <text:p text:style-name="Preformatted_20_Text"><text:s text:c="12"/>mov rdi, 1</text:p>
      <text:p text:style-name="Preformatted_20_Text"><text:s text:c="12"/>jmp .End</text:p>
      <text:p text:style-name="Preformatted_20_Text"><text:s text:c="4"/>.Invalid:</text:p>
      <text:p text:style-name="Preformatted_20_Text"><text:s text:c="8"/>mov rdi, 0</text:p>
      <text:p text:style-name="Preformatted_20_Text"><text:s text:c="8"/>jmp .End</text:p>
      <text:p text:style-name="Preformatted_20_Text"><text:s text:c="4"/>.End:</text:p>
      <text:p text:style-name="Preformatted_20_Text"><text:s text:c="8"/>popf</text:p>
      <text:p text:style-name="Preformatted_20_Text"><text:s text:c="8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ow:</text:p>
      <text:p text:style-name="Preformatted_20_Text">; <text:s text:c="2"/>Function powing number to a certain degree.</text:p>
      <text:p text:style-name="Preformatted_20_Text">; <text:s text:c="2"/>Params:</text:p>
      <text:p text:style-name="Preformatted_20_Text">; <text:s text:c="6"/>rax: <text:s text:c="3"/>int number</text:p>
      <text:p text:style-name="Preformatted_20_Text">; <text:s text:c="6"/>rdi: <text:s text:c="3"/>int degree</text:p>
      <text:p text:style-name="Preformatted_20_Text">; <text:s text:c="2"/>Returns:</text:p>
      <text:p text:style-name="Preformatted_20_Text">; <text:s text:c="6"/>rsi: <text:s text:c="3"/>Powed number</text:p>
      <text:p text:style-name="Preformatted_20_Text"><text:s text:c="4"/>pushf</text:p>
      <text:p text:style-name="Preformatted_20_Text"><text:s text:c="4"/>push rcx</text:p>
      <text:p text:style-name="Preformatted_20_Text"/>
      <text:p text:style-name="Preformatted_20_Text"><text:s text:c="4"/>mov rsi, 1</text:p>
      <text:p text:style-name="Preformatted_20_Text"><text:s text:c="4"/>xor rcx, rcx</text:p>
      <text:p text:style-name="Preformatted_20_Text"/>
      <text:p text:style-name="Preformatted_20_Text"><text:s text:c="4"/>.loop:</text:p>
      <text:p text:style-name="Preformatted_20_Text"><text:soft-page-break/><text:s text:c="8"/>cmp rcx, rdi</text:p>
      <text:p text:style-name="Preformatted_20_Text"><text:s text:c="8"/>jge .End</text:p>
      <text:p text:style-name="Preformatted_20_Text"><text:s text:c="12"/>imul rsi, rax</text:p>
      <text:p text:style-name="Preformatted_20_Text"><text:s text:c="12"/>inc rcx</text:p>
      <text:p text:style-name="Preformatted_20_Text"><text:s text:c="12"/>jmp .loop</text:p>
      <text:p text:style-name="Preformatted_20_Text"><text:s text:c="4"/>.End:</text:p>
      <text:p text:style-name="Preformatted_20_Text"><text:s text:c="8"/>pop rcx</text:p>
      <text:p text:style-name="Preformatted_20_Text"><text:s text:c="8"/>popf</text:p>
      <text:p text:style-name="Preformatted_20_Text"><text:s text:c="8"/>ret</text:p>
      <text:p text:style-name="P10"/>
      <text:p text:style-name="P11">Друге завдання</text:p>
      <text:p text:style-name="P11"/>
      <text:p text:style-name="Preformatted_20_Text"><text:s/>bits 64</text:p>
      <text:p text:style-name="Preformatted_20_Text"/>
      <text:p text:style-name="Preformatted_20_Text">; <text:s text:c="2"/>list of system calls</text:p>
      <text:p text:style-name="Preformatted_20_Text">; <text:s text:c="2"/>https://filippo.io/linux-syscall-table/</text:p>
      <text:p text:style-name="Preformatted_20_Text">SYS_READ <text:s text:c="3"/>equ 0</text:p>
      <text:p text:style-name="Preformatted_20_Text">SYS_WRITE <text:s text:c="2"/>equ 1</text:p>
      <text:p text:style-name="Preformatted_20_Text"/>
      <text:p text:style-name="Preformatted_20_Text">; <text:s text:c="2"/>Descriptors</text:p>
      <text:p text:style-name="Preformatted_20_Text">STDIN <text:s text:c="2"/>equ 0</text:p>
      <text:p text:style-name="Preformatted_20_Text">STDOUT <text:s/>equ 1</text:p>
      <text:p text:style-name="Preformatted_20_Text"/>
      <text:p text:style-name="Preformatted_20_Text">; <text:s text:c="2"/>ASCII characters</text:p>
      <text:p text:style-name="Preformatted_20_Text">NULL_TERMINATOR <text:s text:c="4"/>equ 0</text:p>
      <text:p text:style-name="Preformatted_20_Text">NEW_LINE_CHARACTER <text:s/>equ 10</text:p>
      <text:p text:style-name="Preformatted_20_Text">SPACE <text:s text:c="14"/>equ 32</text:p>
      <text:p text:style-name="Preformatted_20_Text">PLUS_SIGH <text:s text:c="10"/>equ 43</text:p>
      <text:p text:style-name="Preformatted_20_Text">MINUS_SIGN <text:s text:c="9"/>equ 45</text:p>
      <text:p text:style-name="Preformatted_20_Text">PERIOD <text:s text:c="13"/>equ 46</text:p>
      <text:p text:style-name="Preformatted_20_Text">DIGIT_ZERO <text:s text:c="9"/>equ 48</text:p>
      <text:p text:style-name="Preformatted_20_Text">DIGIT_NINE <text:s text:c="9"/>equ 57</text:p>
      <text:p text:style-name="Preformatted_20_Text"/>
      <text:p text:style-name="Preformatted_20_Text"/>
      <text:p text:style-name="Preformatted_20_Text">N_LETTER <text:s text:c="11"/>equ 110</text:p>
      <text:p text:style-name="Preformatted_20_Text">Y_LETTER <text:s text:c="11"/>equ 121</text:p>
      <text:p text:style-name="Preformatted_20_Text">; <text:s text:c="2"/>Other constants</text:p>
      <text:p text:style-name="Preformatted_20_Text">BUFFER_LENGTH <text:s text:c="2"/>equ 20</text:p>
      <text:p text:style-name="Preformatted_20_Text">MAX_LENGTH <text:s text:c="2"/>equ 10</text:p>
      <text:p text:style-name="Preformatted_20_Text">MAX_SIZE equ 10</text:p>
      <text:p text:style-name="Preformatted_20_Text"/>
      <text:p text:style-name="Preformatted_20_Text">; !!! <text:s text:c="2"/>SECTION DATA <text:s text:c="3"/>!!!</text:p>
      <text:p text:style-name="Preformatted_20_Text">section .data</text:p>
      <text:p text:style-name="Preformatted_20_Text"/>
      <text:p text:style-name="Preformatted_20_Text"><text:s text:c="4"/>; <text:s text:c="2"/>Errors</text:p>
      <text:p text:style-name="Preformatted_20_Text"><text:s text:c="4"/>error_incorrect_symbol: <text:s text:c="24"/>db <text:s/>"Incorrect symbol in input", NEW_LINE_CHARACTER, 0</text:p>
      <text:p text:style-name="Preformatted_20_Text"><text:s text:c="4"/>error_incorrect_symbol_length: <text:s text:c="17"/>equ $-error_incorrect_symbol</text:p>
      <text:p text:style-name="Preformatted_20_Text"><text:s text:c="4"/>error_sign_character_not_first <text:s text:c="17"/>db <text:s/>"Sign characters must be first", NEW_LINE_CHARACTER, 0</text:p>
      <text:p text:style-name="Preformatted_20_Text"><text:s text:c="4"/>error_sign_character_not_first_length <text:s text:c="10"/>equ $-error_sign_character_not_first</text:p>
      <text:p text:style-name="Preformatted_20_Text"><text:s text:c="4"/>max_length_error db "Max length is 10", NEW_LINE_CHARACTER, 0</text:p>
      <text:p text:style-name="Preformatted_20_Text"><text:s text:c="4"/>max_length_error_length equ $-max_length_error</text:p>
      <text:p text:style-name="Preformatted_20_Text"/>
      <text:p text:style-name="Preformatted_20_Text"><text:s text:c="4"/>; <text:s text:c="2"/>Buffers</text:p>
      <text:p text:style-name="Preformatted_20_Text"><text:s text:c="4"/>buffer: <text:s text:c="20"/>times BUFFER_LENGTH db <text:s/>0</text:p>
      <text:p text:style-name="Preformatted_20_Text"><text:s text:c="4"/>inputtedLength: <text:s text:c="32"/>dq <text:s/>0</text:p>
      <text:p text:style-name="Preformatted_20_Text"><text:s text:c="4"/>; <text:s text:c="2"/>Messages</text:p>
      <text:p text:style-name="Preformatted_20_Text"><text:s text:c="4"/>enterMatrixRows db "Enter number of rows: ", NEW_LINE_CHARACTER, 0</text:p>
      <text:p text:style-name="Preformatted_20_Text"><text:s text:c="4"/>enterMatrixRowsLength equ $-enterMatrixRows</text:p>
      <text:p text:style-name="Preformatted_20_Text"><text:s text:c="4"/>enterMatrixCols db "Enter number of cols: ", NEW_LINE_CHARACTER, 0</text:p>
      <text:p text:style-name="Preformatted_20_Text"><text:soft-page-break/><text:s text:c="4"/>enterMatrixColsLength equ $-enterMatrixCols</text:p>
      <text:p text:style-name="Preformatted_20_Text"><text:s text:c="4"/>enterMatrix db "Enter matrix: ", NEW_LINE_CHARACTER, 0</text:p>
      <text:p text:style-name="Preformatted_20_Text"><text:s text:c="4"/>enterMatrixLength equ $-enterMatrix</text:p>
      <text:p text:style-name="Preformatted_20_Text"><text:s text:c="4"/>enterMatrixElement db "Enter Matrix element ", 0</text:p>
      <text:p text:style-name="Preformatted_20_Text"><text:s text:c="4"/>enterMatrixElementLength equ $-enterMatrixElement</text:p>
      <text:p text:style-name="Preformatted_20_Text"><text:s text:c="4"/>findElement db "Do you want to find position of any element? y - yes, other - no", NEW_LINE_CHARACTER, 0</text:p>
      <text:p text:style-name="Preformatted_20_Text"><text:s text:c="4"/>findElementLength equ $-findElement</text:p>
      <text:p text:style-name="Preformatted_20_Text"><text:s text:c="4"/>enterFindElement db "Enter element: ", NEW_LINE_CHARACTER, 0</text:p>
      <text:p text:style-name="Preformatted_20_Text"><text:s text:c="4"/>enterFindElementLength equ $-enterFindElement</text:p>
      <text:p text:style-name="Preformatted_20_Text"><text:s text:c="4"/>positions db "Positions:", NEW_LINE_CHARACTER, 0</text:p>
      <text:p text:style-name="Preformatted_20_Text"><text:s text:c="4"/>positionsLength equ $-positions</text:p>
      <text:p text:style-name="Preformatted_20_Text"><text:s text:c="4"/>noPositionsFound db "No positions found", NEW_LINE_CHARACTER, 0</text:p>
      <text:p text:style-name="Preformatted_20_Text"><text:s text:c="4"/>noPositionsFoundLength equ $-noPositionsFound</text:p>
      <text:p text:style-name="Preformatted_20_Text">; !!! <text:s text:c="2"/>SECTION TEXT <text:s text:c="3"/>!!!</text:p>
      <text:p text:style-name="Preformatted_20_Text">section .text</text:p>
      <text:p text:style-name="Preformatted_20_Text">global asm_main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asm_main:</text:p>
      <text:p text:style-name="Preformatted_20_Text"><text:s text:c="4"/>push rax</text:p>
      <text:p text:style-name="Preformatted_20_Text"><text:s text:c="4"/>push rdi</text:p>
      <text:p text:style-name="Preformatted_20_Text"><text:s text:c="4"/>push rsi</text:p>
      <text:p text:style-name="Preformatted_20_Text"><text:s text:c="4"/>push rdx</text:p>
      <text:p text:style-name="Preformatted_20_Text"><text:s text:c="4"/>push rcx</text:p>
      <text:p text:style-name="Preformatted_20_Text"><text:s text:c="4"/>push rbx</text:p>
      <text:p text:style-name="Preformatted_20_Text"><text:s text:c="4"/>push r8</text:p>
      <text:p text:style-name="Preformatted_20_Text"><text:s text:c="4"/>push r12</text:p>
      <text:p text:style-name="Preformatted_20_Text"/>
      <text:p text:style-name="Preformatted_20_Text"><text:s text:c="4"/>mov rax, buffer</text:p>
      <text:p text:style-name="Preformatted_20_Text"><text:s text:c="4"/>mov rdi, BUFFER_LENGTH</text:p>
      <text:p text:style-name="Preformatted_20_Text"/>
      <text:p text:style-name="Preformatted_20_Text"><text:s text:c="4"/>.inputMatrixRows:</text:p>
      <text:p text:style-name="Preformatted_20_Text"><text:s text:c="8"/>call PrintEnterMatrixRows</text:p>
      <text:p text:style-name="Preformatted_20_Text"><text:s text:c="8"/>call InputArgumentPositive</text:p>
      <text:p text:style-name="Preformatted_20_Text"><text:s text:c="8"/>push rsi</text:p>
      <text:p text:style-name="Preformatted_20_Text"><text:s text:c="4"/>.inputMatrixCols:</text:p>
      <text:p text:style-name="Preformatted_20_Text"><text:s text:c="8"/>call PrintEnterMatrixCols</text:p>
      <text:p text:style-name="Preformatted_20_Text"><text:s text:c="8"/>call InputArgumentPositive</text:p>
      <text:p text:style-name="Preformatted_20_Text"><text:s text:c="8"/>push rsi</text:p>
      <text:p text:style-name="Preformatted_20_Text"><text:s text:c="4"/>.printEnterMatrix:</text:p>
      <text:p text:style-name="Preformatted_20_Text"><text:s text:c="8"/>call PrintEnterMatrix</text:p>
      <text:p text:style-name="Preformatted_20_Text"><text:s text:c="4"/>.inputMatrix:</text:p>
      <text:p text:style-name="Preformatted_20_Text"><text:s text:c="8"/>; number of columns</text:p>
      <text:p text:style-name="Preformatted_20_Text"><text:s text:c="8"/>pop rdx</text:p>
      <text:p text:style-name="Preformatted_20_Text"><text:s text:c="8"/>; number of rows</text:p>
      <text:p text:style-name="Preformatted_20_Text"><text:s text:c="8"/>pop rsi</text:p>
      <text:p text:style-name="Preformatted_20_Text"><text:s text:c="8"/>; inputted value</text:p>
      <text:p text:style-name="Preformatted_20_Text"><text:s text:c="8"/>xor rbx, rbx</text:p>
      <text:p text:style-name="Preformatted_20_Text"><text:s text:c="8"/>; counter to zero</text:p>
      <text:p text:style-name="Preformatted_20_Text"><text:s text:c="8"/>xor rcx, rcx</text:p>
      <text:p text:style-name="Preformatted_20_Text"><text:s text:c="8"/>xor r8, r8</text:p>
      <text:p text:style-name="Preformatted_20_Text"><text:s text:c="8"/>; the beggining of the Matrix</text:p>
      <text:p text:style-name="Preformatted_20_Text"><text:s text:c="8"/>mov r12, rsp</text:p>
      <text:p text:style-name="Preformatted_20_Text"><text:s text:c="8"/>sub r12, 8</text:p>
      <text:p text:style-name="Preformatted_20_Text"><text:s text:c="8"/>.loopAllocateMemoryRow:</text:p>
      <text:p text:style-name="Preformatted_20_Text"><text:s text:c="12"/>cmp rcx, rsi</text:p>
      <text:p text:style-name="Preformatted_20_Text"><text:s text:c="12"/>jge .onEndAllocateMemoryRow</text:p>
      <text:p text:style-name="Preformatted_20_Text"/>
      <text:p text:style-name="Preformatted_20_Text"><text:s text:c="12"/>.loopAllocateMemoryColumn:</text:p>
      <text:p text:style-name="Preformatted_20_Text"><text:s text:c="16"/>cmp r8, rdx</text:p>
      <text:p text:style-name="Preformatted_20_Text"><text:s text:c="16"/>jge .onEndAllocateMemoryColumn</text:p>
      <text:p text:style-name="Preformatted_20_Text"><text:soft-page-break/></text:p>
      <text:p text:style-name="Preformatted_20_Text"><text:s text:c="16"/>call PrintEnterMatrixElement</text:p>
      <text:p text:style-name="Preformatted_20_Text"/>
      <text:p text:style-name="Preformatted_20_Text"><text:s text:c="16"/>.printRowNumber:</text:p>
      <text:p text:style-name="Preformatted_20_Text"><text:s text:c="20"/>push rdi</text:p>
      <text:p text:style-name="Preformatted_20_Text"><text:s text:c="20"/>push rsi</text:p>
      <text:p text:style-name="Preformatted_20_Text"><text:s text:c="20"/>push rdx</text:p>
      <text:p text:style-name="Preformatted_20_Text"/>
      <text:p text:style-name="Preformatted_20_Text"><text:s text:c="20"/>mov rsi, rdi</text:p>
      <text:p text:style-name="Preformatted_20_Text"><text:s text:c="20"/>mov rdi, rax</text:p>
      <text:p text:style-name="Preformatted_20_Text"/>
      <text:p text:style-name="Preformatted_20_Text"><text:s text:c="20"/>mov rdx, rcx</text:p>
      <text:p text:style-name="Preformatted_20_Text"><text:s text:c="20"/>call PrintInteger</text:p>
      <text:p text:style-name="Preformatted_20_Text"/>
      <text:p text:style-name="Preformatted_20_Text"><text:s text:c="20"/>pop rdx</text:p>
      <text:p text:style-name="Preformatted_20_Text"><text:s text:c="20"/>pop rsi</text:p>
      <text:p text:style-name="Preformatted_20_Text"><text:s text:c="20"/>pop rdi</text:p>
      <text:p text:style-name="Preformatted_20_Text"/>
      <text:p text:style-name="Preformatted_20_Text"><text:s text:c="16"/>call PrintSpace</text:p>
      <text:p text:style-name="Preformatted_20_Text"/>
      <text:p text:style-name="Preformatted_20_Text"><text:s text:c="16"/>.printColNumber:</text:p>
      <text:p text:style-name="Preformatted_20_Text"><text:s text:c="20"/>push rdi</text:p>
      <text:p text:style-name="Preformatted_20_Text"><text:s text:c="20"/>push rsi</text:p>
      <text:p text:style-name="Preformatted_20_Text"><text:s text:c="20"/>push rdx</text:p>
      <text:p text:style-name="Preformatted_20_Text"/>
      <text:p text:style-name="Preformatted_20_Text"><text:s text:c="20"/>mov rsi, rdi</text:p>
      <text:p text:style-name="Preformatted_20_Text"><text:s text:c="20"/>mov rdi, rax</text:p>
      <text:p text:style-name="Preformatted_20_Text"/>
      <text:p text:style-name="Preformatted_20_Text"><text:s text:c="20"/>mov rdx, r8</text:p>
      <text:p text:style-name="Preformatted_20_Text"><text:s text:c="20"/>call PrintInteger</text:p>
      <text:p text:style-name="Preformatted_20_Text"/>
      <text:p text:style-name="Preformatted_20_Text"><text:s text:c="20"/>pop rdx</text:p>
      <text:p text:style-name="Preformatted_20_Text"><text:s text:c="20"/>pop rsi</text:p>
      <text:p text:style-name="Preformatted_20_Text"><text:s text:c="20"/>pop rdi</text:p>
      <text:p text:style-name="Preformatted_20_Text"/>
      <text:p text:style-name="Preformatted_20_Text"/>
      <text:p text:style-name="Preformatted_20_Text"><text:s text:c="16"/>call PrintEndl</text:p>
      <text:p text:style-name="Preformatted_20_Text"/>
      <text:p text:style-name="Preformatted_20_Text"><text:s text:c="16"/>push rsi</text:p>
      <text:p text:style-name="Preformatted_20_Text"><text:s text:c="16"/>call InputArgument</text:p>
      <text:p text:style-name="Preformatted_20_Text"><text:s text:c="16"/>mov rbx, rsi</text:p>
      <text:p text:style-name="Preformatted_20_Text"><text:s text:c="16"/>pop rsi</text:p>
      <text:p text:style-name="Preformatted_20_Text"/>
      <text:p text:style-name="Preformatted_20_Text"><text:s text:c="16"/>push rbx</text:p>
      <text:p text:style-name="Preformatted_20_Text"/>
      <text:p text:style-name="Preformatted_20_Text"><text:s text:c="16"/>inc r8</text:p>
      <text:p text:style-name="Preformatted_20_Text"><text:s text:c="16"/>jmp .loopAllocateMemoryColumn</text:p>
      <text:p text:style-name="Preformatted_20_Text"/>
      <text:p text:style-name="Preformatted_20_Text"><text:s text:c="12"/>.onEndAllocateMemoryColumn:</text:p>
      <text:p text:style-name="Preformatted_20_Text"><text:s text:c="16"/>xor r8, r8</text:p>
      <text:p text:style-name="Preformatted_20_Text"><text:s text:c="16"/>inc rcx</text:p>
      <text:p text:style-name="Preformatted_20_Text"><text:s text:c="16"/>; jump to the loop head</text:p>
      <text:p text:style-name="Preformatted_20_Text"><text:s text:c="16"/>jmp .loopAllocateMemoryRow</text:p>
      <text:p text:style-name="Preformatted_20_Text"/>
      <text:p text:style-name="Preformatted_20_Text"><text:s text:c="8"/>.onEndAllocateMemoryRow:</text:p>
      <text:p text:style-name="Preformatted_20_Text"><text:s text:c="12"/>xor rcx, rcx</text:p>
      <text:p text:style-name="Preformatted_20_Text"><text:s text:c="12"/>xor r8, r8</text:p>
      <text:p text:style-name="Preformatted_20_Text"><text:s text:c="12"/>xor rbx, rbx</text:p>
      <text:p text:style-name="Preformatted_20_Text"><text:s text:c="4"/>; rax - buffer, rdi - bufferLength, rsi - rows, rdx - cols,</text:p>
      <text:p text:style-name="Preformatted_20_Text"><text:s text:c="4"/>; rbx - 0, rcx - 0, r8 - 0, r12 - matrix</text:p>
      <text:p text:style-name="Preformatted_20_Text"><text:s text:c="4"/>.callPrintMatrix:</text:p>
      <text:p text:style-name="Preformatted_20_Text"><text:s text:c="8"/>push rax</text:p>
      <text:p text:style-name="Preformatted_20_Text"><text:s text:c="8"/>push rdi</text:p>
      <text:p text:style-name="Preformatted_20_Text"><text:s text:c="8"/>push rsi</text:p>
      <text:p text:style-name="Preformatted_20_Text"><text:soft-page-break/><text:s text:c="8"/>push rdx</text:p>
      <text:p text:style-name="Preformatted_20_Text"><text:s text:c="8"/>push r8</text:p>
      <text:p text:style-name="Preformatted_20_Text"><text:s text:c="8"/>push r9</text:p>
      <text:p text:style-name="Preformatted_20_Text"/>
      <text:p text:style-name="Preformatted_20_Text"><text:s text:c="8"/>mov r9, rdx</text:p>
      <text:p text:style-name="Preformatted_20_Text"><text:s text:c="8"/>mov r8, rsi</text:p>
      <text:p text:style-name="Preformatted_20_Text"><text:s text:c="8"/>mov rdx, r12</text:p>
      <text:p text:style-name="Preformatted_20_Text"><text:s text:c="8"/>mov rsi, rdi</text:p>
      <text:p text:style-name="Preformatted_20_Text"><text:s text:c="8"/>mov rdi, rax</text:p>
      <text:p text:style-name="Preformatted_20_Text"/>
      <text:p text:style-name="Preformatted_20_Text"><text:s text:c="8"/>call PrintMatrix</text:p>
      <text:p text:style-name="Preformatted_20_Text"/>
      <text:p text:style-name="Preformatted_20_Text"><text:s text:c="8"/>pop r9</text:p>
      <text:p text:style-name="Preformatted_20_Text"><text:s text:c="8"/>pop r8</text:p>
      <text:p text:style-name="Preformatted_20_Text"><text:s text:c="8"/>pop rdx</text:p>
      <text:p text:style-name="Preformatted_20_Text"><text:s text:c="8"/>pop rsi</text:p>
      <text:p text:style-name="Preformatted_20_Text"><text:s text:c="8"/>pop rdi</text:p>
      <text:p text:style-name="Preformatted_20_Text"><text:s text:c="8"/>pop rax</text:p>
      <text:p text:style-name="Preformatted_20_Text"/>
      <text:p text:style-name="Preformatted_20_Text"><text:s text:c="4"/>mov r8, r12</text:p>
      <text:p text:style-name="Preformatted_20_Text"><text:s text:c="4"/>call FindElementRoutine</text:p>
      <text:p text:style-name="Preformatted_20_Text"/>
      <text:p text:style-name="Preformatted_20_Text"><text:s text:c="4"/>.deAllocateMatrix:</text:p>
      <text:p text:style-name="Preformatted_20_Text"><text:s text:c="8"/>xor rcx, rcx</text:p>
      <text:p text:style-name="Preformatted_20_Text"><text:s text:c="8"/>xor r8, r8</text:p>
      <text:p text:style-name="Preformatted_20_Text"/>
      <text:p text:style-name="Preformatted_20_Text"><text:s text:c="8"/>.loopDeAllocateRow:</text:p>
      <text:p text:style-name="Preformatted_20_Text"><text:s text:c="12"/>cmp rcx, rsi</text:p>
      <text:p text:style-name="Preformatted_20_Text"><text:s text:c="12"/>jge .onEndDeAllocateRow</text:p>
      <text:p text:style-name="Preformatted_20_Text"/>
      <text:p text:style-name="Preformatted_20_Text"><text:s text:c="12"/>.loopDeAllocateColumn:</text:p>
      <text:p text:style-name="Preformatted_20_Text"><text:s text:c="16"/>cmp r8, rdx</text:p>
      <text:p text:style-name="Preformatted_20_Text"><text:s text:c="16"/>jge .onEndDeallocateColumn</text:p>
      <text:p text:style-name="Preformatted_20_Text"><text:s text:c="16"/>pop rax</text:p>
      <text:p text:style-name="Preformatted_20_Text"><text:s text:c="16"/>inc r8</text:p>
      <text:p text:style-name="Preformatted_20_Text"><text:s text:c="16"/>jmp .loopDeAllocateColumn</text:p>
      <text:p text:style-name="Preformatted_20_Text"><text:s text:c="12"/>.onEndDeallocateColumn:</text:p>
      <text:p text:style-name="Preformatted_20_Text"><text:s text:c="12"/>xor r8, r8</text:p>
      <text:p text:style-name="Preformatted_20_Text"><text:s text:c="12"/>inc rcx</text:p>
      <text:p text:style-name="Preformatted_20_Text"><text:s text:c="12"/>jmp .loopDeAllocateRow</text:p>
      <text:p text:style-name="Preformatted_20_Text"/>
      <text:p text:style-name="Preformatted_20_Text"><text:s text:c="8"/>.onEndDeAllocateRow:</text:p>
      <text:p text:style-name="Preformatted_20_Text"/>
      <text:p text:style-name="Preformatted_20_Text"><text:s text:c="4"/>pop r12</text:p>
      <text:p text:style-name="Preformatted_20_Text"><text:s text:c="4"/>pop r8</text:p>
      <text:p text:style-name="Preformatted_20_Text"><text:s text:c="4"/>pop rbx</text:p>
      <text:p text:style-name="Preformatted_20_Text"><text:s text:c="4"/>pop rcx</text:p>
      <text:p text:style-name="Preformatted_20_Text"><text:s text:c="4"/>pop rdx</text:p>
      <text:p text:style-name="Preformatted_20_Text"><text:s text:c="4"/>pop rsi</text:p>
      <text:p text:style-name="Preformatted_20_Text"><text:s text:c="4"/>pop rdi</text:p>
      <text:p text:style-name="Preformatted_20_Text"><text:s text:c="4"/>pop rax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FindElement:</text:p>
      <text:p text:style-name="Preformatted_20_Text">push rax</text:p>
      <text:p text:style-name="Preformatted_20_Text">push rdi</text:p>
      <text:p text:style-name="Preformatted_20_Text">mov rax, findElement</text:p>
      <text:p text:style-name="Preformatted_20_Text">mov rdi, findElementLength</text:p>
      <text:p text:style-name="Preformatted_20_Text">call WriteToConsole</text:p>
      <text:p text:style-name="Preformatted_20_Text">pop rdi</text:p>
      <text:p text:style-name="Preformatted_20_Text">pop rax</text:p>
      <text:p text:style-name="Preformatted_20_Text"><text:soft-page-break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FindElementRoutine:</text:p>
      <text:p text:style-name="Preformatted_20_Text">; void (rax - buffer, rdi - bufferLength, rsi - rows, rdx - cols, r8 - matrix)</text:p>
      <text:p text:style-name="Preformatted_20_Text">push rbx</text:p>
      <text:p text:style-name="Preformatted_20_Text">push rcx</text:p>
      <text:p text:style-name="Preformatted_20_Text">push r9</text:p>
      <text:p text:style-name="Preformatted_20_Text">push r10</text:p>
      <text:p text:style-name="Preformatted_20_Text">push r12</text:p>
      <text:p text:style-name="Preformatted_20_Text">push r13</text:p>
      <text:p text:style-name="Preformatted_20_Text">push r14</text:p>
      <text:p text:style-name="Preformatted_20_Text">.loopRoutine:</text:p>
      <text:p text:style-name="Preformatted_20_Text"><text:s text:c="4"/>call PrintFindElement</text:p>
      <text:p text:style-name="Preformatted_20_Text"><text:s text:c="4"/>push rsi</text:p>
      <text:p text:style-name="Preformatted_20_Text"><text:s text:c="4"/>call ReadIntoBuffer</text:p>
      <text:p text:style-name="Preformatted_20_Text"><text:s text:c="4"/>pop rsi</text:p>
      <text:p text:style-name="Preformatted_20_Text"><text:s text:c="4"/>xor rbx, rbx</text:p>
      <text:p text:style-name="Preformatted_20_Text"><text:s text:c="4"/>mov bl, byte [rax]</text:p>
      <text:p text:style-name="Preformatted_20_Text"><text:s text:c="4"/>cmp bl, Y_LETTER</text:p>
      <text:p text:style-name="Preformatted_20_Text"><text:s text:c="4"/>jne .end</text:p>
      <text:p text:style-name="Preformatted_20_Text"/>
      <text:p text:style-name="Preformatted_20_Text"><text:s text:c="4"/>call ClearBuffer</text:p>
      <text:p text:style-name="Preformatted_20_Text"><text:s text:c="4"/>call PrintEnterFindElement</text:p>
      <text:p text:style-name="Preformatted_20_Text"/>
      <text:p text:style-name="Preformatted_20_Text"><text:s text:c="4"/>push rsi</text:p>
      <text:p text:style-name="Preformatted_20_Text"><text:s text:c="4"/>call InputArgument</text:p>
      <text:p text:style-name="Preformatted_20_Text"><text:s text:c="4"/>mov rbx, rsi</text:p>
      <text:p text:style-name="Preformatted_20_Text"><text:s text:c="4"/>pop rsi</text:p>
      <text:p text:style-name="Preformatted_20_Text"/>
      <text:p text:style-name="Preformatted_20_Text"><text:s text:c="4"/>call PrintPositions</text:p>
      <text:p text:style-name="Preformatted_20_Text"/>
      <text:p text:style-name="Preformatted_20_Text"><text:s text:c="4"/>mov r9, 8</text:p>
      <text:p text:style-name="Preformatted_20_Text"><text:s text:c="4"/>mov r11, r8</text:p>
      <text:p text:style-name="Preformatted_20_Text"><text:s text:c="4"/>xor r13, r13 ; is_any_found_flag</text:p>
      <text:p text:style-name="Preformatted_20_Text"><text:s text:c="4"/>xor rcx, rcx</text:p>
      <text:p text:style-name="Preformatted_20_Text"><text:s text:c="4"/>xor r10, r10</text:p>
      <text:p text:style-name="Preformatted_20_Text"><text:s text:c="4"/>.loopFindPositionsRows:</text:p>
      <text:p text:style-name="Preformatted_20_Text"><text:s text:c="8"/>cmp rcx, rsi</text:p>
      <text:p text:style-name="Preformatted_20_Text"><text:s text:c="8"/>jge .onEndFindPositionsRows</text:p>
      <text:p text:style-name="Preformatted_20_Text"/>
      <text:p text:style-name="Preformatted_20_Text"><text:s text:c="8"/>.loopFindPositionsCols:</text:p>
      <text:p text:style-name="Preformatted_20_Text"><text:s text:c="12"/>cmp r10, rdx</text:p>
      <text:p text:style-name="Preformatted_20_Text"><text:s text:c="12"/>jge .onEndFindPositionsCols</text:p>
      <text:p text:style-name="Preformatted_20_Text"/>
      <text:p text:style-name="Preformatted_20_Text"><text:s text:c="12"/>mov r14, qword [r11]</text:p>
      <text:p text:style-name="Preformatted_20_Text"><text:s text:c="12"/>cmp r14, rbx</text:p>
      <text:p text:style-name="Preformatted_20_Text"><text:s text:c="12"/>jne .switchToNextElement</text:p>
      <text:p text:style-name="Preformatted_20_Text"/>
      <text:p text:style-name="Preformatted_20_Text"><text:s text:c="16"/>mov r13, 1</text:p>
      <text:p text:style-name="Preformatted_20_Text"/>
      <text:p text:style-name="Preformatted_20_Text"><text:s text:c="16"/>.printRowNumber:</text:p>
      <text:p text:style-name="Preformatted_20_Text"><text:s text:c="20"/>push rdi</text:p>
      <text:p text:style-name="Preformatted_20_Text"><text:s text:c="20"/>push rsi</text:p>
      <text:p text:style-name="Preformatted_20_Text"><text:s text:c="20"/>push rdx</text:p>
      <text:p text:style-name="Preformatted_20_Text"/>
      <text:p text:style-name="Preformatted_20_Text"><text:s text:c="20"/>mov rsi, rdi</text:p>
      <text:p text:style-name="Preformatted_20_Text"><text:s text:c="20"/>mov rdi, rax</text:p>
      <text:p text:style-name="Preformatted_20_Text"/>
      <text:p text:style-name="Preformatted_20_Text"><text:s text:c="20"/>mov rdx, rcx</text:p>
      <text:p text:style-name="Preformatted_20_Text"><text:s text:c="20"/>call PrintInteger</text:p>
      <text:p text:style-name="Preformatted_20_Text"/>
      <text:p text:style-name="Preformatted_20_Text"><text:soft-page-break/><text:s text:c="20"/>pop rdx</text:p>
      <text:p text:style-name="Preformatted_20_Text"><text:s text:c="20"/>pop rsi</text:p>
      <text:p text:style-name="Preformatted_20_Text"><text:s text:c="20"/>pop rdi</text:p>
      <text:p text:style-name="Preformatted_20_Text"/>
      <text:p text:style-name="Preformatted_20_Text"><text:s text:c="16"/>call PrintSpace</text:p>
      <text:p text:style-name="Preformatted_20_Text"/>
      <text:p text:style-name="Preformatted_20_Text"><text:s text:c="16"/>.printColNumber:</text:p>
      <text:p text:style-name="Preformatted_20_Text"><text:s text:c="20"/>push rdi</text:p>
      <text:p text:style-name="Preformatted_20_Text"><text:s text:c="20"/>push rsi</text:p>
      <text:p text:style-name="Preformatted_20_Text"><text:s text:c="20"/>push rdx</text:p>
      <text:p text:style-name="Preformatted_20_Text"/>
      <text:p text:style-name="Preformatted_20_Text"><text:s text:c="20"/>mov rsi, rdi</text:p>
      <text:p text:style-name="Preformatted_20_Text"><text:s text:c="20"/>mov rdi, rax</text:p>
      <text:p text:style-name="Preformatted_20_Text"/>
      <text:p text:style-name="Preformatted_20_Text"><text:s text:c="20"/>mov rdx, r10</text:p>
      <text:p text:style-name="Preformatted_20_Text"><text:s text:c="20"/>call PrintInteger</text:p>
      <text:p text:style-name="Preformatted_20_Text"/>
      <text:p text:style-name="Preformatted_20_Text"><text:s text:c="20"/>pop rdx</text:p>
      <text:p text:style-name="Preformatted_20_Text"><text:s text:c="20"/>pop rsi</text:p>
      <text:p text:style-name="Preformatted_20_Text"><text:s text:c="20"/>pop rdi</text:p>
      <text:p text:style-name="Preformatted_20_Text"/>
      <text:p text:style-name="Preformatted_20_Text"><text:s text:c="16"/>call PrintEndl</text:p>
      <text:p text:style-name="Preformatted_20_Text"/>
      <text:p text:style-name="Preformatted_20_Text"><text:s text:c="12"/>.switchToNextElement:</text:p>
      <text:p text:style-name="Preformatted_20_Text"><text:s text:c="16"/>sub r11, r9</text:p>
      <text:p text:style-name="Preformatted_20_Text"><text:s text:c="16"/>inc r10</text:p>
      <text:p text:style-name="Preformatted_20_Text"><text:s text:c="16"/>jmp .loopFindPositionsCols</text:p>
      <text:p text:style-name="Preformatted_20_Text"/>
      <text:p text:style-name="Preformatted_20_Text"><text:s text:c="8"/>.onEndFindPositionsCols:</text:p>
      <text:p text:style-name="Preformatted_20_Text"><text:s text:c="12"/>xor r10, r10</text:p>
      <text:p text:style-name="Preformatted_20_Text"><text:s text:c="12"/>inc rcx</text:p>
      <text:p text:style-name="Preformatted_20_Text"><text:s text:c="12"/>jmp .loopFindPositionsRows</text:p>
      <text:p text:style-name="Preformatted_20_Text"/>
      <text:p text:style-name="Preformatted_20_Text"><text:s text:c="4"/>.onEndFindPositionsRows</text:p>
      <text:p text:style-name="Preformatted_20_Text"><text:s text:c="4"/>cmp r13, 1</text:p>
      <text:p text:style-name="Preformatted_20_Text"><text:s text:c="4"/>je .onEndRoutine</text:p>
      <text:p text:style-name="Preformatted_20_Text"><text:s text:c="4"/>call PrintNoPositionsFound</text:p>
      <text:p text:style-name="Preformatted_20_Text"><text:s text:c="4"/>.onEndRoutine</text:p>
      <text:p text:style-name="Preformatted_20_Text"><text:s text:c="4"/>jmp .loopRoutine</text:p>
      <text:p text:style-name="Preformatted_20_Text">.end:</text:p>
      <text:p text:style-name="Preformatted_20_Text">pop r14</text:p>
      <text:p text:style-name="Preformatted_20_Text">pop r13</text:p>
      <text:p text:style-name="Preformatted_20_Text">pop r12</text:p>
      <text:p text:style-name="Preformatted_20_Text">pop r10</text:p>
      <text:p text:style-name="Preformatted_20_Text">pop r9</text:p>
      <text:p text:style-name="Preformatted_20_Text">pop rcx</text:p>
      <text:p text:style-name="Preformatted_20_Text">pop rb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NoPositionsFound:</text:p>
      <text:p text:style-name="Preformatted_20_Text">push rax</text:p>
      <text:p text:style-name="Preformatted_20_Text">push rdi</text:p>
      <text:p text:style-name="Preformatted_20_Text">mov rax, noPositionsFound</text:p>
      <text:p text:style-name="Preformatted_20_Text">mov rdi, noPositionsFoundLength</text:p>
      <text:p text:style-name="Preformatted_20_Text">call WriteToConsole</text:p>
      <text:p text:style-name="Preformatted_20_Text">pop rdi</text:p>
      <text:p text:style-name="Preformatted_20_Text">pop ra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<text:soft-page-break/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Positions:</text:p>
      <text:p text:style-name="Preformatted_20_Text">push rax</text:p>
      <text:p text:style-name="Preformatted_20_Text">push rdi</text:p>
      <text:p text:style-name="Preformatted_20_Text">mov rax, positions</text:p>
      <text:p text:style-name="Preformatted_20_Text">mov rdi, positionsLength</text:p>
      <text:p text:style-name="Preformatted_20_Text">call WriteToConsole</text:p>
      <text:p text:style-name="Preformatted_20_Text">pop rdi</text:p>
      <text:p text:style-name="Preformatted_20_Text">pop ra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EnterFindElement:</text:p>
      <text:p text:style-name="Preformatted_20_Text">push rax</text:p>
      <text:p text:style-name="Preformatted_20_Text">push rdi</text:p>
      <text:p text:style-name="Preformatted_20_Text">mov rax, enterFindElement</text:p>
      <text:p text:style-name="Preformatted_20_Text">mov rdi, enterFindElementLength</text:p>
      <text:p text:style-name="Preformatted_20_Text">call WriteToConsole</text:p>
      <text:p text:style-name="Preformatted_20_Text">pop rdi</text:p>
      <text:p text:style-name="Preformatted_20_Text">pop ra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EnterMatrixElement:</text:p>
      <text:p text:style-name="Preformatted_20_Text">push rax</text:p>
      <text:p text:style-name="Preformatted_20_Text">push rdi</text:p>
      <text:p text:style-name="Preformatted_20_Text">mov rax, enterMatrixElement</text:p>
      <text:p text:style-name="Preformatted_20_Text">mov rdi, enterMatrixElementLength</text:p>
      <text:p text:style-name="Preformatted_20_Text">call WriteToConsole</text:p>
      <text:p text:style-name="Preformatted_20_Text">pop rdi</text:p>
      <text:p text:style-name="Preformatted_20_Text">pop ra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EnterMatrix:</text:p>
      <text:p text:style-name="Preformatted_20_Text">push rax</text:p>
      <text:p text:style-name="Preformatted_20_Text">push rdi</text:p>
      <text:p text:style-name="Preformatted_20_Text">mov rax, enterMatrix</text:p>
      <text:p text:style-name="Preformatted_20_Text">mov rdi, enterMatrixLength</text:p>
      <text:p text:style-name="Preformatted_20_Text">call WriteToConsole</text:p>
      <text:p text:style-name="Preformatted_20_Text">pop rdi</text:p>
      <text:p text:style-name="Preformatted_20_Text">pop ra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EnterMatrixRows:</text:p>
      <text:p text:style-name="Preformatted_20_Text">push rax</text:p>
      <text:p text:style-name="Preformatted_20_Text">push rdi</text:p>
      <text:p text:style-name="Preformatted_20_Text">mov rax, enterMatrixRows</text:p>
      <text:p text:style-name="Preformatted_20_Text">mov rdi, enterMatrixRowsLength</text:p>
      <text:p text:style-name="Preformatted_20_Text">call WriteToConsole</text:p>
      <text:p text:style-name="Preformatted_20_Text">pop rdi</text:p>
      <text:p text:style-name="Preformatted_20_Text">pop rax</text:p>
      <text:p text:style-name="Preformatted_20_Text">ret</text:p>
      <text:p text:style-name="Preformatted_20_Text"><text:soft-page-break/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EnterMatrixCols:</text:p>
      <text:p text:style-name="Preformatted_20_Text">push rax</text:p>
      <text:p text:style-name="Preformatted_20_Text">push rdi</text:p>
      <text:p text:style-name="Preformatted_20_Text">mov rax, enterMatrixCols</text:p>
      <text:p text:style-name="Preformatted_20_Text">mov rdi, enterMatrixColsLength</text:p>
      <text:p text:style-name="Preformatted_20_Text">call WriteToConsole</text:p>
      <text:p text:style-name="Preformatted_20_Text">pop rdi</text:p>
      <text:p text:style-name="Preformatted_20_Text">pop ra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Matrix:</text:p>
      <text:p text:style-name="Preformatted_20_Text">; rax - void (rdi - buffer, rsi - bufferLength, rdx - matrix, r8 - rows, r9 - cols )</text:p>
      <text:p text:style-name="Preformatted_20_Text">push rcx</text:p>
      <text:p text:style-name="Preformatted_20_Text">push rbx</text:p>
      <text:p text:style-name="Preformatted_20_Text">push r10</text:p>
      <text:p text:style-name="Preformatted_20_Text"/>
      <text:p text:style-name="Preformatted_20_Text">; zero counter</text:p>
      <text:p text:style-name="Preformatted_20_Text">xor rcx, rcx</text:p>
      <text:p text:style-name="Preformatted_20_Text">; mov the Matrix beginning to r9</text:p>
      <text:p text:style-name="Preformatted_20_Text">mov r10, rdx</text:p>
      <text:p text:style-name="Preformatted_20_Text"/>
      <text:p text:style-name="Preformatted_20_Text">.calcRowSize:</text:p>
      <text:p text:style-name="Preformatted_20_Text"><text:s text:c="4"/>; long int size</text:p>
      <text:p text:style-name="Preformatted_20_Text"><text:s text:c="4"/>mov rbx, 8</text:p>
      <text:p text:style-name="Preformatted_20_Text"><text:s text:c="4"/>push rax</text:p>
      <text:p text:style-name="Preformatted_20_Text"><text:s text:c="4"/>mov rax, r9</text:p>
      <text:p text:style-name="Preformatted_20_Text"><text:s text:c="4"/>imul rbx</text:p>
      <text:p text:style-name="Preformatted_20_Text"><text:s text:c="4"/>mov rbx, rax</text:p>
      <text:p text:style-name="Preformatted_20_Text"><text:s text:c="4"/>pop rax</text:p>
      <text:p text:style-name="Preformatted_20_Text"/>
      <text:p text:style-name="Preformatted_20_Text">.loop:</text:p>
      <text:p text:style-name="Preformatted_20_Text"><text:s text:c="4"/>cmp rcx, r8</text:p>
      <text:p text:style-name="Preformatted_20_Text"><text:s text:c="4"/>jge .end</text:p>
      <text:p text:style-name="Preformatted_20_Text"><text:s text:c="4"/>.callPrintArray:</text:p>
      <text:p text:style-name="Preformatted_20_Text"><text:s text:c="8"/>push rdx</text:p>
      <text:p text:style-name="Preformatted_20_Text"><text:s text:c="8"/>push r8</text:p>
      <text:p text:style-name="Preformatted_20_Text"><text:s text:c="12"/>mov rdx, r10</text:p>
      <text:p text:style-name="Preformatted_20_Text"><text:s text:c="12"/>mov r8, r9</text:p>
      <text:p text:style-name="Preformatted_20_Text"><text:s text:c="12"/>call PrintArray</text:p>
      <text:p text:style-name="Preformatted_20_Text"><text:s text:c="8"/>pop r8</text:p>
      <text:p text:style-name="Preformatted_20_Text"><text:s text:c="8"/>pop rdx</text:p>
      <text:p text:style-name="Preformatted_20_Text"><text:s text:c="4"/>.callPrintEndl:</text:p>
      <text:p text:style-name="Preformatted_20_Text"><text:s text:c="8"/>push rax</text:p>
      <text:p text:style-name="Preformatted_20_Text"><text:s text:c="8"/>mov rax, rdi</text:p>
      <text:p text:style-name="Preformatted_20_Text"><text:s text:c="8"/>call PrintEndl</text:p>
      <text:p text:style-name="Preformatted_20_Text"><text:s text:c="8"/>pop rax</text:p>
      <text:p text:style-name="Preformatted_20_Text"><text:s text:c="4"/>.switchToNextElement:</text:p>
      <text:p text:style-name="Preformatted_20_Text"><text:s text:c="8"/>sub r10, rbx</text:p>
      <text:p text:style-name="Preformatted_20_Text"><text:s text:c="4"/>inc rcx</text:p>
      <text:p text:style-name="Preformatted_20_Text"><text:s text:c="4"/>jmp .loop</text:p>
      <text:p text:style-name="Preformatted_20_Text">.end:</text:p>
      <text:p text:style-name="Preformatted_20_Text"><text:s text:c="4"/>pop r10</text:p>
      <text:p text:style-name="Preformatted_20_Text"><text:s text:c="4"/>pop rbx</text:p>
      <text:p text:style-name="Preformatted_20_Text"><text:s text:c="4"/>pop rcx</text:p>
      <text:p text:style-name="Preformatted_20_Text"><text:s text:c="4"/>ret</text:p>
      <text:p text:style-name="Preformatted_20_Text"><text:soft-page-break/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Array:</text:p>
      <text:p text:style-name="Preformatted_20_Text">; rax - void (rdi - buffer, rsi - bufferLength, rdx - array, r8 - arrayLength )</text:p>
      <text:p text:style-name="Preformatted_20_Text">push rcx</text:p>
      <text:p text:style-name="Preformatted_20_Text">push rbx</text:p>
      <text:p text:style-name="Preformatted_20_Text">push r8</text:p>
      <text:p text:style-name="Preformatted_20_Text">push r9</text:p>
      <text:p text:style-name="Preformatted_20_Text">; long int size</text:p>
      <text:p text:style-name="Preformatted_20_Text">mov rbx, 8</text:p>
      <text:p text:style-name="Preformatted_20_Text">; zero counter</text:p>
      <text:p text:style-name="Preformatted_20_Text">xor rcx, rcx</text:p>
      <text:p text:style-name="Preformatted_20_Text">; mov the Matrix beginning to r9</text:p>
      <text:p text:style-name="Preformatted_20_Text">mov r9, rdx</text:p>
      <text:p text:style-name="Preformatted_20_Text">.loop:</text:p>
      <text:p text:style-name="Preformatted_20_Text"><text:s text:c="4"/>cmp rcx, r8</text:p>
      <text:p text:style-name="Preformatted_20_Text"><text:s text:c="4"/>jge .end</text:p>
      <text:p text:style-name="Preformatted_20_Text"><text:s text:c="4"/>.callPrintInteger:</text:p>
      <text:p text:style-name="Preformatted_20_Text"><text:s text:c="8"/>push rdx</text:p>
      <text:p text:style-name="Preformatted_20_Text"><text:s text:c="8"/>mov rdx, qword [r9]</text:p>
      <text:p text:style-name="Preformatted_20_Text"><text:s text:c="8"/>call PrintInteger</text:p>
      <text:p text:style-name="Preformatted_20_Text"><text:s text:c="8"/>pop rdx</text:p>
      <text:p text:style-name="Preformatted_20_Text"><text:s text:c="4"/>.callPrintSpace:</text:p>
      <text:p text:style-name="Preformatted_20_Text"><text:s text:c="8"/>push rax</text:p>
      <text:p text:style-name="Preformatted_20_Text"><text:s text:c="8"/>mov rax, rdi</text:p>
      <text:p text:style-name="Preformatted_20_Text"><text:s text:c="8"/>call PrintSpace</text:p>
      <text:p text:style-name="Preformatted_20_Text"><text:s text:c="8"/>pop rax</text:p>
      <text:p text:style-name="Preformatted_20_Text"><text:s text:c="4"/>.switchToNextElement:</text:p>
      <text:p text:style-name="Preformatted_20_Text"><text:s text:c="8"/>sub r9, rbx</text:p>
      <text:p text:style-name="Preformatted_20_Text"><text:s text:c="4"/>inc rcx</text:p>
      <text:p text:style-name="Preformatted_20_Text"><text:s text:c="4"/>jmp .loop</text:p>
      <text:p text:style-name="Preformatted_20_Text">.end:</text:p>
      <text:p text:style-name="Preformatted_20_Text"><text:s text:c="4"/>pop r9</text:p>
      <text:p text:style-name="Preformatted_20_Text"><text:s text:c="4"/>pop r8</text:p>
      <text:p text:style-name="Preformatted_20_Text"><text:s text:c="4"/>pop rbx</text:p>
      <text:p text:style-name="Preformatted_20_Text"><text:s text:c="4"/>pop rcx</text:p>
      <text:p text:style-name="Preformatted_20_Text"><text:s text:c="4"/>ret</text:p>
      <text:p text:style-name="P1"/>
      <text:p text:style-name="P11">Контрольні питання</text:p>
      <text:p text:style-name="P11"/>
      <text:p text:style-name="P11">1. Команди організації циклів.</text:p>
      <text:p text:style-name="P12"/>
      <text:p text:style-name="P12">Для організації циклів потрібно використовувати такі команди:</text:p>
      <text:p text:style-name="P12"/>
      <text:p text:style-name="P14">1) jmp: команда jmp означає переход і використовується для переходу до іншої частини коду. Цю команду можна використовувати для створення циклів, повертаючись до попереднього пункту коду.</text:p>
      <text:p text:style-name="P14"/>
      <text:p text:style-name="P16"><text:span text:style-name="T13">2) cmp: команда cmp використовується для порівняння двох значень. Його часто використовують у поєднанні з умовними переходами: </text:span><text:span text:style-name="Source_20_Text"><text:span text:style-name="T15">JE, JNE, JZ, JNZ, JA, JAE, JB, JBE, JS, JNS, JO, JNO</text:span></text:span></text:p>
      <text:p text:style-name="P14"/>
      <text:p text:style-name="P12"/>
      <text:p text:style-name="P13"><text:soft-page-break/>3) inc, dec: використовується для організації лічильників, які використовуються для обмеження кількості ітерацій</text:p>
      <text:p text:style-name="P11"/>
      <text:p text:style-name="P11"/>
      <text:p text:style-name="P11">2. Рядкові команди та особливості їх використання.</text:p>
      <text:p text:style-name="P17"><text:span text:style-name="T20"/></text:p>
      <text:p text:style-name="P18">1. LODS (завантажити рядок): Ця інструкція завантажує байт, слово або подвійне слово з місця пам’яті, на яке вказує покажчик джерела, в акумулятор (AL, AX або EAX) і відповідно оновлює покажчик.</text:p>
      <text:p text:style-name="P18"><text:s text:c="5"/>2. STOS (зберігати рядок): ця інструкція зберігає байт, слово або подвійне слово з накопичувача (AL, AX або EAX) у місці пам’яті, на яке вказує вказівник призначення, і відповідно оновлює вказівник.</text:p>
      <text:p text:style-name="P18"><text:s text:c="5"/>3. REP (Повторення): ця префіксна інструкція використовується з рядковими інструкціями для повторення інструкції задану кількість разів.</text:p>
      <text:p text:style-name="P18"><text:s text:c="5"/>4. REPE або REPZ (Повторити при рівній кількості): Ця префіксна інструкція використовується з рядковими інструкціями для повторення інструкції, коли встановлено нульовий прапор (ZF).</text:p>
      <text:p text:style-name="P18"><text:s text:c="5"/>5. REPNE або REPNZ (Повторити, якщо значення не дорівнює): Ця префіксна інструкція використовується разом із рядковими інструкціями для повторення інструкції, коли прапор нуля (ZF) очищений.</text:p>
      <text:p text:style-name="P18"><text:s text:c="5"/>6. CMPS (рядок порівняння): Ця інструкція порівнює байт, слово або подвійне слово з вихідного розташування з байтом, словом або подвійним словом з місця призначення та встановлює відповідні позначки.</text:p>
      <text:p text:style-name="P18"><text:s text:c="5"/>7. SCAS (сканування рядка): ця інструкція шукає в рядку вказане значення та встановлює відповідні позначки на основі результату.</text:p>
      <text:p text:style-name="P18"><text:s text:c="5"/>8. MOVSX (переміщення із розширенням знака): ця інструкція переміщує байт або слово з вихідного розташування до місця призначення та розширює значення за знаком до подвійного або чотирислова відповідно.</text:p>
      <text:p text:style-name="P18"><text:s text:c="5"/>9. MOVZX (Переміщення з нульовим розширенням): Ця інструкція переміщує байт або слово з вихідного розташування до місця призначення та нульовим розширенням значення до подвійного або чотирислова відповідно.</text:p>
      <text:p text:style-name="P18"><text:s text:c="5"/>10. MOVS (переміщення рядка): Ця інструкція переміщує байт, слово або подвійне слово з вихідного розташування до місця призначення та відповідно оновлює вказівники.</text:p>
      <text:p text:style-name="P18"/>
      <text:p text:style-name="P11">3. Методи адресації за базою, з індексуванням, з подвійним індексуванням.</text:p>
      <text:p text:style-name="P11"/>
      <text:p text:style-name="P10"/>
      <text:p text:style-name="P10"/>
      <text:p text:style-name="P10"><text:soft-page-break/>Індексована адресація: <text:span text:style-name="T15">у цьому режимі регістр використовується як базова адреса, а зсув додається до базової адреси для обчислення адреси пам’яті операнда. Наприклад, MOV EAX, [EBX + 4] завантажує значення з місця пам’яті за адресою EBX + 4 у регістр EAX за допомогою індексованої адресації.</text:span></text:p>
      <text:p text:style-name="P10"><text:span text:style-name="T15"/></text:p>
      <text:p text:style-name="P10">Подвійна індексована адресація: <text:span text:style-name="T16">ц</text:span><text:span text:style-name="T15">е поєднання режимів індексованої адресації та непрямої адресації. При подвійній індексованій адресації два регістри використовуються для обчислення адреси пам'яті операнда. Один регістр служить базовою адресою, а інший регістр служить індексом. Базову адресу та індекс додають разом, щоб обчислити адресу операнда.</text:span></text:p>
      <text:p text:style-name="P10"/>
      <text:p text:style-name="P10">Адресація на основі: <text:span text:style-name="T15">у цьому режимі сегментний регістр використовується як базова адреса, а зсув додається до базової адреси для обчислення адреси пам’яті операнда. Цей режим адресації зазвичай використовується в реальному режимі. Наприклад, MOV AX, [DS:0x1234] завантажує значення з місця пам’яті за адресою DS:0x1234 у регістр AX за допомогою адресації на основі.</text:span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Standard" style:class="chapter">
      <loext:graphic-properties draw:fill="solid" draw:fill-color="#ffffff"/>
      <style:paragraph-properties fo:text-align="center" style:justify-single-word="false" fo:background-color="#ffffff"/>
      <style:text-properties fo:language="uk" fo:country="UA" fo:font-weight="bold" style:font-weight-asian="bold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07:29:34.682386928</meta:creation-date>
    <dc:date>2023-02-26T08:12:55.261278625</dc:date>
    <meta:editing-duration>PT33M4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9" meta:paragraph-count="1379" meta:word-count="4144" meta:character-count="39441" meta:non-whitespace-character-count="27238"/>
  </office:meta>
</office:document-meta>
</file>